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5.48cm"/>
    </style:style>
    <style:style style:name="co5" style:family="table-column">
      <style:table-column-properties fo:break-before="auto" style:column-width="3.3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4.867cm"/>
    </style:style>
    <style:style style:name="co8" style:family="table-column">
      <style:table-column-properties fo:break-before="auto" style:column-width="5.547cm"/>
    </style:style>
    <style:style style:name="co9" style:family="table-column">
      <style:table-column-properties fo:break-before="auto" style:column-width="5.82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559cm" fo:break-before="auto" style:use-optimal-row-height="fals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92cm" fo:break-before="auto" style:use-optimal-row-height="false"/>
    </style:style>
    <style:style style:name="ro8" style:family="table-row">
      <style:table-row-properties style:row-height="0.75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padding="0.071cm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order="none" fo:padding="0.071cm" style:rotation-align="none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969696" style:diagonal-bl-tr="none" style:diagonal-tl-br="none" style:text-align-source="value-type" style:repeat-content="false" fo:border-left="0.74pt solid #969696" fo:padding="0.071cm" fo:border-right="0.74pt solid #969696" style:rotation-align="none" fo:border-top="none" style:vertical-align="automati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style:vertical-align="automatic"/>
    </style:style>
    <style:style style:name="ce8" style:family="table-cell" style:parent-style-name="Default">
      <style:table-cell-properties style:glyph-orientation-vertical="0" fo:background-color="#f2f2f2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100">
      <style:table-cell-properties fo:background-color="#ff3333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fo:background-color="#00cc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fo:padding="0.071cm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padding="0.071cm" style:vertical-align="automatic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2f2f2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f0000" style:diagonal-bl-tr="none" style:diagonal-tl-br="none" style:text-align-source="value-type" style:repeat-content="false" fo:border="none" fo:padding="0.071cm" style:rotation-align="none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36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fo:background-color="#ff0000" style:diagonal-bl-tr="none" style:diagonal-tl-br="none" style:text-align-source="value-type" style:repeat-content="false" fo:border="none" fo:padding="0.071cm" style:rotation-align="none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order="none" fo:padding="0.071cm" style:rotation-align="none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ackground-color="#00ccff" style:diagonal-bl-tr="none" style:diagonal-tl-br="none" style:text-align-source="value-type" style:repeat-content="false" fo:border="none" fo:padding="0.071cm" style:rotation-align="none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 style:data-style-name="N36">
      <style:table-cell-properties style:diagonal-bl-tr="none" style:diagonal-tl-br="none" style:text-align-source="value-type" style:repeat-content="false" fo:border="none" fo:padding="0.071cm" style:rotation-align="none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fo:border-bottom="0.06pt solid #000000" fo:background-color="#00ccff" style:diagonal-bl-tr="none" style:diagonal-tl-br="none" style:text-align-source="value-type" style:repeat-content="false" fo:border-left="none" fo:padding="0.071cm" fo:border-right="none" style:rotation-align="none" fo:border-top="0.06pt solid #000000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fo:border-bottom="0.06pt solid #000000" style:diagonal-bl-tr="none" style:diagonal-tl-br="none" style:text-align-source="value-type" style:repeat-content="false" fo:border-left="none" fo:padding="0.071cm" fo:border-right="none" style:rotation-align="none" fo:border-top="0.06pt solid #000000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 style:data-style-name="N36">
      <style:table-cell-properties fo:background-color="#00ccff" style:diagonal-bl-tr="none" style:diagonal-tl-br="none" style:text-align-source="value-type" style:repeat-content="false" fo:border="none" fo:padding="0.071cm" style:rotation-align="none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padding="0.071cm" style:vertical-align="automatic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100">
      <style:table-cell-properties style:text-align-source="value-type" style:repeat-content="false" fo:padding="0.071cm" style:vertical-align="automatic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background-color="transparent" fo:border="none" fo:padding="0.071cm" style:rotation-align="none" style:vertical-align="automatic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padding="0.071cm" style:vertical-align="automati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padding="0.071cm" style:vertical-align="automatic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9.138cm" fo:min-width="11.019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8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269cm" fo:min-width="3.59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137cm" fo:min-width="3.55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92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979cm" fo:min-width="3.63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269cm" fo:min-width="3.55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375cm" fo:min-width="3.55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746cm" fo:min-width="3.55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3.3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93cm" fo:min-width="3.5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5cm" fo:min-width="3.5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7.89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421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421cm" fo:min-width="3.60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61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15cm" fo:min-width="3.58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129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19cm" fo:min-width="3.52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04cm" fo:min-width="3.5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64cm" fo:min-width="3.32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639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6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375cm" fo:min-width="3.13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884cm" fo:min-width="3.14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832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4.08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2.637cm" fo:min-width="3.9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507cm" fo:min-width="3.55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58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884cm" fo:min-width="3.58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6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4cm" fo:min-width="3.55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04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672cm" fo:min-width="2.46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594cm" fo:min-width="2.77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296cm" fo:min-width="2.97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.026cm" svg:stroke-color="#217346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2.637cm" fo:min-width="4.40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64cm" fo:min-width="4.19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66cm" fo:min-width="3.08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3.2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.026cm" svg:stroke-color="#217346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97cm" fo:min-width="3.94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051cm" fo:min-width="3.1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46cm" fo:min-width="3.08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3.422cm" fo:min-width="3.0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2.611cm" fo:min-width="3.08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1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508cm" fo:min-width="3.07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2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2.611cm" fo:min-width="11.97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3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025cm" fo:min-width="3.01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4" style:family="graphic">
      <style:graphic-properties draw:stroke="solid" svg:stroke-width="0.026cm" svg:stroke-color="#217346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2.611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fo:font-family="'Segoe UI'" fo:font-size="9pt" fo:font-style="normal" fo:text-shadow="none" style:text-underline-style="none" fo:font-weight="bold" style:font-size-asian="9pt" style:font-style-asian="normal" style:font-weight-asian="bold" style:font-family-complex="'Segoe UI'" style:font-size-complex="9pt" style:font-style-complex="normal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  <style:style style:name="T10" style:family="text">
      <style:text-properties style:use-window-font-color="true" style:font-name="Verdana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11" style:family="text">
      <style:text-properties fo:color="#ff0000" style:font-name="Verdana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12" style:family="text">
      <style:text-properties fo:color="#ff0000" style:font-name="Verdana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13" style:family="text">
      <style:text-properties fo:color="#ff0000" style:font-name="Verdana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  <style:style style:name="T14" style:family="text">
      <style:text-properties fo:color="#ff0000" style:font-name="Verdan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2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01" table:default-cell-style-name="ce7"/>
        <table:table-row table:style-name="ro1">
          <table:table-cell table:style-name="ce1" office:value-type="string" calcext:value-type="string">
            <office:annotation draw:style-name="gr1" draw:text-style-name="P2" svg:width="11.519cm" svg:height="19.398cm" svg:x="2.676cm" svg:y="0.08cm" draw:caption-point-x="-0.428cm" draw:caption-point-y="-0.07cm">
              <dc:date>2022-11-04T00:00:00</dc:date>
              <text:p text:style-name="P1"><text:span text:style-name="T1">AGE:</text:span></text:p>
              <text:p text:style-name="P1"><text:span text:style-name="T1"/></text:p>
              <text:p text:style-name="P1"><text:span text:style-name="T1">Obs: NÃO DELETAR NENHUMA COLUNA / NÃO APAGAR AS DUAS PRIMEIRAS LINHAS.</text:span></text:p>
              <text:p text:style-name="P1"><text:span text:style-name="T1">1. Podem ser preenchidas apenas uma das duas colunas referentes a Cód.Unidade/Nome da Unidade, Cód.Função/Nome da Função, Cód.Depto/Nome Depto , o sistema localiza por nome ou pelo código, se não for encontrado é criado automaticamente. No caso da criação automática (se não existir o Código) será criado automaticamente um número seqüencial, mas deve obrigatoriamente conter a descrição.</text:span></text:p>
              <text:p text:style-name="P1"><text:span text:style-name="T1"/></text:p>
              <text:p text:style-name="P1"><text:span text:style-name="T1">2. A Coluna de Matrícula não é obrigatória. O sistema faz pesquisas por código e não por matrícula, esta é usada quando o código do funcionário é diferente da matrícula.</text:span></text:p>
              <text:p text:style-name="P1"><text:span text:style-name="T1"/></text:p>
              <text:p text:style-name="P1"><text:span text:style-name="T1">3. São obrigatórios os campos: Cód.Unidade ou Nome da Unidade, Cód.Função ou Nome da Função, Cód.Depto ou Nome Depto, código do funcionário, Nome do funcionário, Sexo, data de nascimento, data de admissão e situação. No momento da criação do funcionário no Sistema, o código não é obrigatório, nesse caso não deve-se utilizar a chave de procura: -Usar código como chave de Procura-</text:span></text:p>
              <text:p text:style-name="P1"><text:span text:style-name="T1"/></text:p>
              <text:p text:style-name="P1"><text:span text:style-name="T1">4. O Campo Deficiência deve ser preenchido somente se o funcionário for deficiente, de tal maneira que o que for escrito neste campo equivalerá a Deficiência do funcionário.</text:span></text:p>
              <text:p text:style-name="P1"><text:span text:style-name="T1"/></text:p>
              <text:p text:style-name="P1"><text:span text:style-name="T1">5. O Campo Unidade Contratante só será gravada se no cadastro da empresa estiver selecionado o campo: -Utiliza Unidade Contratante-. OBS: Preencher com o Código da Unidade Contratante.</text:span></text:p>
              <text:p text:style-name="P1"><text:span text:style-name="T1"/></text:p>
              <text:p text:style-name="P1"><text:span text:style-name="T1">6. Os Campos Razão Social e CNPJ, encontrados respectivamente nas colunas BA (campo 53) e BB (campo 54), só serão gravados se o Tipo de contratação do Funcionário (Coluna Q) for igual a 6 (Pessoa Jurídica).</text:span></text:p>
              <text:p text:style-name="P1"><text:span text:style-name="T1"/></text:p>
              <text:p text:style-name="P1"><text:span text:style-name="T1">7. O item CÓDIGO DO RH será utilizado na mesma coluna do Código da Unidade/Setor/Cargo, ou seja, você localizará as unidades/setor/cargo OU pelo código do SOC OU pelo Código do RH. Será possível utilizar Unidade, Setor e Cargo independentes em relação ao Código do RH. Por exemplo: você poderá utilizar para localizar unidade pelo código do RH, mas continuar localizando setores e cargos pelo código padrão do SOC. Porém se utilizar o Código do RH para localizar Unidade, não será possível na mesma importação localizar unidade por código do RH e código do SOC.</text:span></text:p>
              <text:p text:style-name="P1"><text:span text:style-name="T2"/></text:p>
              <text:p text:style-name="P1"><text:span text:style-name="T2"/></text:p>
            </office:annotation>
            <text:p>Modelo 1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 table:number-columns-repeated="2"/>
          <table:table-cell table:style-name="ce14"/>
          <table:table-cell table:style-name="ce28"/>
          <table:table-cell table:style-name="ce21" table:number-columns-repeated="11"/>
          <table:table-cell table:style-name="ce14"/>
          <table:table-cell table:style-name="ce21" table:number-columns-repeated="27"/>
          <table:table-cell table:style-name="ce14"/>
          <table:table-cell table:style-name="ce21" table:number-columns-repeated="15"/>
          <table:table-cell table:style-name="ce14"/>
          <table:table-cell table:style-name="ce21" table:number-columns-repeated="21"/>
          <table:table-cell table:style-name="ce44" table:number-columns-repeated="23"/>
          <table:table-cell table:number-columns-repeated="914"/>
        </table:table-row>
        <table:table-row table:style-name="ro2">
          <table:table-cell table:style-name="ce2" office:value-type="string" calcext:value-type="string">
            <text:p>Cod.Unid</text:p>
          </table:table-cell>
          <table:table-cell table:style-name="ce15" office:value-type="string" calcext:value-type="string">
            <office:annotation draw:style-name="gr2" draw:text-style-name="P2" svg:width="4.083cm" svg:height="1.773cm" svg:x="7.078cm" svg:y="0.246cm" draw:caption-point-x="-0.429cm" draw:caption-point-y="0.281cm">
              <dc:date>2022-11-04T00:00:00</dc:date>
              <text:p text:style-name="P1"><text:span text:style-name="T3">Campo Obrigatório.</text:span></text:p>
              <text:p text:style-name="P1"><text:span text:style-name="T3"/></text:p>
            </office:annotation>
            <text:p>Nome Unidade</text:p>
          </table:table-cell>
          <table:table-cell table:style-name="ce2" office:value-type="string" calcext:value-type="string">
            <text:p>Cod.Setor</text:p>
          </table:table-cell>
          <table:table-cell table:style-name="ce23" office:value-type="string" calcext:value-type="string">
            <office:annotation draw:style-name="gr3" draw:text-style-name="P2" svg:width="4.094cm" svg:height="1.529cm" svg:x="14.191cm" svg:y="0.246cm" draw:caption-point-x="-0.429cm" draw:caption-point-y="0.281cm">
              <dc:date>2022-11-04T00:00:00</dc:date>
              <text:p text:style-name="P1"><text:span text:style-name="T3">Campo Obrigatório.</text:span></text:p>
              <text:p text:style-name="P1"><text:span text:style-name="T3"/></text:p>
            </office:annotation>
            <text:p>Nome Setor</text:p>
          </table:table-cell>
          <table:table-cell table:style-name="ce2" office:value-type="string" calcext:value-type="string">
            <text:p>Cod.Cargo</text:p>
          </table:table-cell>
          <table:table-cell table:style-name="ce23" office:value-type="string" calcext:value-type="string">
            <office:annotation draw:style-name="gr4" draw:text-style-name="P2" svg:width="4.058cm" svg:height="1.397cm" svg:x="21.93cm" svg:y="0.246cm" draw:caption-point-x="-0.429cm" draw:caption-point-y="0.281cm">
              <dc:date>2022-11-04T00:00:00</dc:date>
              <text:p text:style-name="P1"><text:span text:style-name="T3">Campo Obrigatório.</text:span></text:p>
              <text:p text:style-name="P1"><text:span text:style-name="T4"><text:s/></text:span></text:p>
            </office:annotation>
            <text:p>Nome Cargo</text:p>
          </table:table-cell>
          <table:table-cell table:style-name="ce25" office:value-type="string" calcext:value-type="string">
            <office:annotation draw:style-name="gr5" draw:text-style-name="P2" svg:width="4.422cm" svg:height="2.9cm" svg:x="25.298cm" svg:y="0.246cm" draw:caption-point-x="-0.428cm" draw:caption-point-y="0.281cm">
              <dc:date>2022-11-04T00:00:00</dc:date>
              <text:p text:style-name="P1"><text:span text:style-name="T3">Campo Obrigatório ou <text:s/>Opcional de acordo com a parametrização. Também pode ser utilizado como campo chave.</text:span></text:p>
            </office:annotation>
            <text:p>Matrícula eSocial</text:p>
          </table:table-cell>
          <table:table-cell table:style-name="ce2" office:value-type="string" calcext:value-type="string">
            <text:p>Cod Funcionário</text:p>
          </table:table-cell>
          <table:table-cell table:style-name="ce23" office:value-type="string" calcext:value-type="string">
            <office:annotation draw:style-name="gr6" draw:text-style-name="P2" svg:width="4.137cm" svg:height="1.239cm" svg:x="32.718cm" svg:y="0.272cm" draw:caption-point-x="-0.429cm" draw:caption-point-y="0.255cm">
              <dc:date>2022-11-04T00:00:00</dc:date>
              <text:p text:style-name="P1"><text:span text:style-name="T3">Campo Obrigatório.</text:span></text:p>
            </office:annotation>
            <text:p>Nome Funcionário</text:p>
          </table:table-cell>
          <table:table-cell table:style-name="ce29" office:value-type="string" calcext:value-type="string">
            <office:annotation draw:style-name="gr7" draw:text-style-name="P2" svg:width="4.054cm" svg:height="1.529cm" svg:x="34.975cm" svg:y="0.246cm" draw:caption-point-x="-0.429cm" draw:caption-point-y="0.281cm">
              <dc:date>2022-11-04T00:00:00</dc:date>
              <text:p text:style-name="P1"><text:span text:style-name="T3">Campo Obrigatório. Formato: DD/MM/AAAA</text:span></text:p>
            </office:annotation>
            <text:p>Dt.Nascimento</text:p>
          </table:table-cell>
          <table:table-cell table:style-name="ce25" office:value-type="string" calcext:value-type="string">
            <office:annotation draw:style-name="gr8" draw:text-style-name="P2" svg:width="4.055cm" svg:height="2.635cm" svg:x="37.232cm" svg:y="0.246cm" draw:caption-point-x="-0.428cm" draw:caption-point-y="0.281cm">
              <dc:date>2022-11-04T00:00:00</dc:date>
              <text:p text:style-name="P1"><text:span text:style-name="T3">Campo obrigatório.</text:span></text:p>
              <text:p text:style-name="P1"><text:span text:style-name="T3">Valores válidos:</text:span></text:p>
              <text:p text:style-name="P1"><text:span text:style-name="T3">M - Masculino </text:span></text:p>
              <text:p text:style-name="P1"><text:span text:style-name="T3">F - Feminino.</text:span></text:p>
              <text:p text:style-name="P1"><text:span text:style-name="T3"/></text:p>
            </office:annotation>
            <text:p>Sexo</text:p>
          </table:table-cell>
          <table:table-cell table:style-name="ce25" office:value-type="string" calcext:value-type="string">
            <office:annotation draw:style-name="gr9" draw:text-style-name="P2" svg:width="4.057cm" svg:height="4.006cm" svg:x="39.491cm" svg:y="0.246cm" draw:caption-point-x="-0.429cm" draw:caption-point-y="0.281cm">
              <dc:date>2022-11-04T00:00:00</dc:date>
              <text:p text:style-name="P1"><text:span text:style-name="T3">Campo Obrigatório. Valores válidos:</text:span></text:p>
              <text:p text:style-name="P1"><text:span text:style-name="T3">S - Ativo</text:span></text:p>
              <text:p text:style-name="P1"><text:span text:style-name="T3">N - Inativo</text:span></text:p>
              <text:p text:style-name="P1"><text:span text:style-name="T3">P - Pendente</text:span></text:p>
              <text:p text:style-name="P1"><text:span text:style-name="T3">A - Afastado</text:span></text:p>
              <text:p text:style-name="P1"><text:span text:style-name="T3">F - Férias</text:span></text:p>
              <text:p text:style-name="P1"><text:span text:style-name="T3"/></text:p>
            </office:annotation>
            <text:p>Situação</text:p>
          </table:table-cell>
          <table:table-cell table:style-name="ce32" office:value-type="string" calcext:value-type="string">
            <office:annotation draw:style-name="gr10" draw:text-style-name="P2" svg:width="4.057cm" svg:height="1.773cm" svg:x="41.749cm" svg:y="0.246cm" draw:caption-point-x="-0.429cm" draw:caption-point-y="0.281cm">
              <dc:date>2022-11-04T00:00:00</dc:date>
              <text:p text:style-name="P1"><text:span text:style-name="T3">Campo Obrigatório. Formato: DD/MM/AAAA</text:span></text:p>
              <text:p text:style-name="P1"><text:span text:style-name="T3"/></text:p>
            </office:annotation>
            <text:p>Dt.Admissão</text:p>
          </table:table-cell>
          <table:table-cell table:style-name="ce34" office:value-type="string" calcext:value-type="string">
            <office:annotation draw:style-name="gr11" draw:text-style-name="P2" svg:width="3.83cm" svg:height="12.897cm" svg:x="43.587cm" svg:y="0.246cm" draw:caption-point-x="-0.01cm" draw:caption-point-y="0.281cm">
              <dc:date>2022-11-04T00:00:00</dc:date>
              <text:p text:style-name="P1"><text:span text:style-name="T3">Campo Opcional.</text:span></text:p>
              <text:p text:style-name="P1"><text:span text:style-name="T3">Somente preencher <text:s/>se o Funcionário estiver Inativo/demitido. Formato: DD/MM/AAAA.</text:span></text:p>
              <text:p text:style-name="P1"><text:span text:style-name="T3"/></text:p>
            </office:annotation>
            <text:p>Dt.Demissão</text:p>
          </table:table-cell>
          <table:table-cell table:style-name="ce34" office:value-type="string" calcext:value-type="string">
            <office:annotation draw:style-name="gr12" draw:text-style-name="P2" svg:width="4.054cm" svg:height="4.19cm" svg:x="46.265cm" svg:y="0.246cm" draw:caption-point-x="-0.43cm" draw:caption-point-y="0.281cm">
              <dc:date>2022-11-04T00:00:00</dc:date>
              <text:p text:style-name="P1"><text:span text:style-name="T3">Campo Opcional. Porém necessário na emissão da CAT.</text:span></text:p>
              <text:p text:style-name="P1"><text:span text:style-name="T3">Valores válidos:</text:span></text:p>
              <text:p text:style-name="P1"><text:span text:style-name="T3">1 - Solteiro</text:span></text:p>
              <text:p text:style-name="P1"><text:span text:style-name="T3">2 - Casado</text:span></text:p>
              <text:p text:style-name="P1"><text:span text:style-name="T3">3 - Separado</text:span></text:p>
              <text:p text:style-name="P1"><text:span text:style-name="T3">4 - Divorciado</text:span></text:p>
              <text:p text:style-name="P1"><text:span text:style-name="T3">5 - Viúvo</text:span></text:p>
              <text:p text:style-name="P1"><text:span text:style-name="T3">6 - Outros </text:span></text:p>
              <text:p text:style-name="P1"><text:span text:style-name="T4"/></text:p>
            </office:annotation>
            <text:p>Estado Civil</text:p>
          </table:table-cell>
          <table:table-cell table:style-name="ce25" office:value-type="string" calcext:value-type="string">
            <office:annotation draw:style-name="gr13" draw:text-style-name="P2" svg:width="4.053cm" svg:height="3.76cm" svg:x="48.524cm" svg:y="0.246cm" draw:caption-point-x="-0.431cm" draw:caption-point-y="0.281cm">
              <dc:date>2022-11-04T00:00:00</dc:date>
              <text:p text:style-name="P1"><text:span text:style-name="T3">Campo Obrigatório ou Opcional de acordo com a parametrização. Além disso, também pode ser impresso na emissão do PPP e CAT.</text:span></text:p>
              <text:p text:style-name="P1"><text:span text:style-name="T3"/></text:p>
            </office:annotation>
            <text:p>Pis/Pasep</text:p>
          </table:table-cell>
          <table:table-cell table:style-name="ce34" office:value-type="string" calcext:value-type="string">
            <office:annotation draw:style-name="gr14" draw:text-style-name="P2" svg:width="8.391cm" svg:height="12.897cm" svg:x="50.78cm" svg:y="0.246cm" draw:caption-point-x="-0.429cm" draw:caption-point-y="0.281cm">
              <dc:date>2022-11-04T00:00:00</dc:date>
              <text:p text:style-name="P1"><text:span text:style-name="T3">Campo Opcional.</text:span></text:p>
              <text:p text:style-name="P1"><text:span text:style-name="T3">Valores válidos:</text:span></text:p>
              <text:p text:style-name="P1"><text:span text:style-name="T3">1 - <text:s/>CLT</text:span></text:p>
              <text:p text:style-name="P1"><text:span text:style-name="T3">2 - Cooperado</text:span></text:p>
              <text:p text:style-name="P1"><text:span text:style-name="T3">3 - Terceirizado</text:span></text:p>
              <text:p text:style-name="P1"><text:span text:style-name="T3">4 - Autônomo</text:span></text:p>
              <text:p text:style-name="P1"><text:span text:style-name="T3">5 - Temporário</text:span></text:p>
              <text:p text:style-name="P1"><text:span text:style-name="T3">6 - Pessoa Jurídica</text:span></text:p>
              <text:p text:style-name="P1"><text:span text:style-name="T3">7 - Estagiário</text:span></text:p>
              <text:p text:style-name="P1"><text:span text:style-name="T3">8 - Menor Aprendiz</text:span></text:p>
              <text:p text:style-name="P1"><text:span text:style-name="T3">9 - Estatutário</text:span></text:p>
              <text:p text:style-name="P1"><text:span text:style-name="T3">10 - Comissionado Interno</text:span></text:p>
              <text:p text:style-name="P1"><text:span text:style-name="T3">11 - Comissionado Externo</text:span></text:p>
              <text:p text:style-name="P1"><text:span text:style-name="T3">12 - Aposentado</text:span></text:p>
              <text:p text:style-name="P1"><text:span text:style-name="T3">13 - Aposentado Inativo Prefeitura</text:span></text:p>
              <text:p text:style-name="P1"><text:span text:style-name="T3">14 - Pensionista</text:span></text:p>
              <text:p text:style-name="P1"><text:span text:style-name="T3">15 - Servidor Público Efetivo</text:span></text:p>
              <text:p text:style-name="P1"><text:span text:style-name="T3">16 - Extranumerário</text:span></text:p>
              <text:p text:style-name="P1"><text:span text:style-name="T3">17 - Autárquico</text:span></text:p>
              <text:p text:style-name="P1"><text:span text:style-name="T3">18 - Inativo</text:span></text:p>
              <text:p text:style-name="P1"><text:span text:style-name="T3">19 - Título Precário</text:span></text:p>
              <text:p text:style-name="P1"><text:span text:style-name="T3">20 - Servidor Adm Centralizada ou Descentralizada</text:span></text:p>
            </office:annotation>
            <text:p>Contratação</text:p>
          </table:table-cell>
          <table:table-cell table:style-name="ce25" office:value-type="string" calcext:value-type="string">
            <office:annotation draw:style-name="gr15" draw:text-style-name="P2" svg:width="4.056cm" svg:height="3.681cm" svg:x="53.037cm" svg:y="0.246cm" draw:caption-point-x="-0.428cm" draw:caption-point-y="0.281cm">
              <dc:date>2022-11-04T00:00:00</dc:date>
              <text:p text:style-name="P1"><text:span text:style-name="T3">Campo Obrigatório ou Opcional de acordo com a parametrização. Necessário na emissão do ASO.</text:span></text:p>
              <text:p text:style-name="P1"><text:span text:style-name="T3"/></text:p>
            </office:annotation>
            <text:p>Rg</text:p>
          </table:table-cell>
          <table:table-cell table:style-name="ce34" office:value-type="string" calcext:value-type="string">
            <office:annotation draw:style-name="gr16" draw:text-style-name="P2" svg:width="4.109cm" svg:height="3.681cm" svg:x="55.295cm" svg:y="0.246cm" draw:caption-point-x="-0.429cm" draw:caption-point-y="0.281cm">
              <dc:date>2022-11-04T00:00:00</dc:date>
              <text:p text:style-name="P1"><text:span text:style-name="T3">Campo Opcional. Preencher com apenas 2 dígitos. Exemplos: SP, MG, GO, RS, RJ, SC etc.</text:span></text:p>
              <text:p text:style-name="P1"><text:span text:style-name="T3"/></text:p>
            </office:annotation>
            <text:p>UF-RG</text:p>
          </table:table-cell>
          <table:table-cell table:style-name="ce25" office:value-type="string" calcext:value-type="string">
            <office:annotation draw:style-name="gr17" draw:text-style-name="P2" svg:width="4.115cm" svg:height="2.9cm" svg:x="57.553cm" svg:y="0.246cm" draw:caption-point-x="-0.429cm" draw:caption-point-y="0.281cm">
              <dc:date>2022-11-04T00:00:00</dc:date>
              <text:p text:style-name="P1"><text:span text:style-name="T3">Campo Obrigatório ou <text:s/>Opcional de acordo com a parametrização. Também pode ser usado como campo chave.</text:span></text:p>
              <text:p text:style-name="P1"><text:span text:style-name="T3"/></text:p>
            </office:annotation>
            <text:p>CPF</text:p>
          </table:table-cell>
          <table:table-cell table:style-name="ce38" office:value-type="string" calcext:value-type="string">
            <office:annotation draw:style-name="gr18" draw:text-style-name="P2" svg:width="4.088cm" svg:height="3.41cm" svg:x="59.813cm" svg:y="0.246cm" draw:caption-point-x="-0.431cm" draw:caption-point-y="0.281cm">
              <dc:date>2022-11-04T00:00:00</dc:date>
              <text:p text:style-name="P1"><text:span text:style-name="T3">Campo Obrigatório ou <text:s/>Opcional de acordo com a parametrização. Necessário na emissão do PPP.</text:span></text:p>
              <text:p text:style-name="P1"><text:span text:style-name="T3"/></text:p>
            </office:annotation>
            <text:p>CTPS</text:p>
          </table:table-cell>
          <table:table-cell table:style-name="ce39" office:value-type="string" calcext:value-type="string">
            <office:annotation draw:style-name="gr19" draw:text-style-name="P2" svg:width="4.056cm" svg:height="2.389cm" svg:x="65.359cm" svg:y="0.246cm" draw:caption-point-x="-0.43cm" draw:caption-point-y="0.281cm">
              <dc:date>2022-11-04T00:00:00</dc:date>
              <text:p text:style-name="P1"><text:span text:style-name="T3">Campo Opcional. Caso preenchido, será impresso na emissão de CAT.</text:span></text:p>
            </office:annotation>
            <text:p>Endereço</text:p>
          </table:table-cell>
          <table:table-cell table:style-name="ce34" office:value-type="string" calcext:value-type="string">
            <office:annotation draw:style-name="gr20" draw:text-style-name="P2" svg:width="4.024cm" svg:height="2.179cm" svg:x="71.18cm" svg:y="0.246cm" draw:caption-point-x="-0.43cm" draw:caption-point-y="0.281cm">
              <dc:date>2022-11-04T00:00:00</dc:date>
              <text:p text:style-name="P1"><text:span text:style-name="T3">Campo Opcional, porém necessário na emissão de CAT.</text:span></text:p>
            </office:annotation>
            <text:p>Bairro</text:p>
          </table:table-cell>
          <table:table-cell table:style-name="ce34" office:value-type="string" calcext:value-type="string">
            <office:annotation draw:style-name="gr21" draw:text-style-name="P2" svg:width="4.053cm" svg:height="2.064cm" svg:x="73.437cm" svg:y="0.246cm" draw:caption-point-x="-0.429cm" draw:caption-point-y="0.281cm">
              <dc:date>2022-11-04T00:00:00</dc:date>
              <text:p text:style-name="P1"><text:span text:style-name="T3">Campo Opcional. Caso preenchido, será impresso na emissão de CAT.</text:span></text:p>
            </office:annotation>
            <text:p>Cidade</text:p>
          </table:table-cell>
          <table:table-cell table:style-name="ce34" office:value-type="string" calcext:value-type="string">
            <office:annotation draw:style-name="gr22" draw:text-style-name="P2" svg:width="4.052cm" svg:height="1.773cm" svg:x="75.696cm" svg:y="0.246cm" draw:caption-point-x="-0.43cm" draw:caption-point-y="0.281cm">
              <dc:date>2022-11-04T00:00:00</dc:date>
              <text:p text:style-name="P1"><text:span text:style-name="T3">Campo Opcional. Caso preenchido, será impresso na emissão de CAT.</text:span></text:p>
            </office:annotation>
            <text:p>UF</text:p>
          </table:table-cell>
          <table:table-cell table:style-name="ce34" office:value-type="string" calcext:value-type="string">
            <office:annotation draw:style-name="gr23" draw:text-style-name="P2" svg:width="4.051cm" svg:height="1.773cm" svg:x="77.952cm" svg:y="0.246cm" draw:caption-point-x="-0.428cm" draw:caption-point-y="0.281cm">
              <dc:date>2022-11-04T00:00:00</dc:date>
              <text:p text:style-name="P1"><text:span text:style-name="T3">Campo Opcional. Caso preenchido, será impresso na emissão de CAT.</text:span></text:p>
              <text:p text:style-name="P1"><text:span text:style-name="T3"/></text:p>
            </office:annotation>
            <text:p>Cep</text:p>
          </table:table-cell>
          <table:table-cell table:style-name="ce34" office:value-type="string" calcext:value-type="string">
            <office:annotation draw:style-name="gr24" draw:text-style-name="P2" svg:width="4.053cm" svg:height="1.773cm" svg:x="80.209cm" svg:y="0.246cm" draw:caption-point-x="-0.428cm" draw:caption-point-y="0.281cm">
              <dc:date>2022-11-04T00:00:00</dc:date>
              <text:p text:style-name="P1"><text:span text:style-name="T3">Campo Opcional. Caso preenchido, será impresso na emissão de CAT.</text:span></text:p>
              <text:p text:style-name="P1"><text:span text:style-name="T3"/></text:p>
            </office:annotation>
            <text:p>Tel</text:p>
          </table:table-cell>
          <table:table-cell table:style-name="ce34" office:value-type="string" calcext:value-type="string">
            <text:p>Naturalidade</text:p>
          </table:table-cell>
          <table:table-cell table:style-name="ce34" office:value-type="string" calcext:value-type="string">
            <text:p>Cor</text:p>
          </table:table-cell>
          <table:table-cell table:style-name="ce34" office:value-type="string" calcext:value-type="string">
            <office:annotation draw:style-name="gr25" draw:text-style-name="P2" svg:width="3.828cm" svg:height="2.9cm" svg:x="86.984cm" svg:y="0.246cm" draw:caption-point-x="-0.429cm" draw:caption-point-y="0.281cm">
              <dc:date>2022-11-04T00:00:00</dc:date>
              <text:p text:style-name="P1"><text:span text:style-name="T3">Campo opcional, mas importante para o recebimento de emails do SOC.</text:span></text:p>
            </office:annotation>
            <text:p>E-mail</text:p>
          </table:table-cell>
          <table:table-cell table:style-name="ce34" office:value-type="string" calcext:value-type="string">
            <text:p>Deficiencia</text:p>
          </table:table-cell>
          <table:table-cell table:style-name="ce25" office:value-type="string" calcext:value-type="string">
            <office:annotation draw:style-name="gr26" draw:text-style-name="P2" svg:width="4.139cm" svg:height="1.773cm" svg:x="91.499cm" svg:y="0.246cm" draw:caption-point-x="-0.429cm" draw:caption-point-y="0.281cm">
              <dc:date>2022-11-04T00:00:00</dc:date>
              <text:p text:style-name="P1"><text:span text:style-name="T3">Caso preenchido, será impresso no PPP.</text:span></text:p>
            </office:annotation>
            <text:p>CBO</text:p>
          </table:table-cell>
          <table:table-cell table:style-name="ce25" office:value-type="string" calcext:value-type="string">
            <office:annotation draw:style-name="gr27" draw:text-style-name="P2" svg:width="4.112cm" svg:height="1.773cm" svg:x="93.756cm" svg:y="0.246cm" draw:caption-point-x="-0.428cm" draw:caption-point-y="0.281cm">
              <dc:date>2022-11-04T00:00:00</dc:date>
              <text:p text:style-name="P1"><text:span text:style-name="T3">Campo Opcional, porém necessário na emissão do PPP.</text:span></text:p>
              <text:p text:style-name="P1"><text:span text:style-name="T3"/></text:p>
            </office:annotation>
            <text:p>GFIP</text:p>
          </table:table-cell>
          <table:table-cell table:style-name="ce34" office:value-type="string" calcext:value-type="string">
            <text:p>Endereço Unidade</text:p>
          </table:table-cell>
          <table:table-cell table:style-name="ce34" office:value-type="string" calcext:value-type="string">
            <text:p>Bairro Unidade</text:p>
          </table:table-cell>
          <table:table-cell table:style-name="ce34" office:value-type="string" calcext:value-type="string">
            <text:p>Cidade Unidade</text:p>
          </table:table-cell>
          <table:table-cell table:style-name="ce34" office:value-type="string" calcext:value-type="string">
            <text:p>Estado Unidade</text:p>
          </table:table-cell>
          <table:table-cell table:style-name="ce34" office:value-type="string" calcext:value-type="string">
            <text:p>Cep Unidade</text:p>
          </table:table-cell>
          <table:table-cell table:style-name="ce25" office:value-type="string" calcext:value-type="string">
            <office:annotation draw:style-name="gr28" draw:text-style-name="P2" svg:width="3.637cm" svg:height="2.635cm" svg:x="107.304cm" svg:y="0.246cm" draw:caption-point-x="-0.429cm" draw:caption-point-y="0.281cm">
              <dc:date>2022-11-04T00:00:00</dc:date>
              <text:p text:style-name="P1"><text:span text:style-name="T3">Campo Obrigatório ou Opcional de acordo com a parametrização.</text:span></text:p>
            </office:annotation>
            <text:p>CNPJ Unidade</text:p>
          </table:table-cell>
          <table:table-cell table:style-name="ce34" office:value-type="string" calcext:value-type="string">
            <text:p>Inscrição Unidade</text:p>
          </table:table-cell>
          <table:table-cell table:style-name="ce34" office:value-type="string" calcext:value-type="string">
            <text:p>Tel1 Unidade</text:p>
          </table:table-cell>
          <table:table-cell table:style-name="ce34" office:value-type="string" calcext:value-type="string">
            <text:p>Tel2 Unidade</text:p>
          </table:table-cell>
          <table:table-cell table:style-name="ce34" office:value-type="string" calcext:value-type="string">
            <text:p>Tel3 Unidade</text:p>
          </table:table-cell>
          <table:table-cell table:style-name="ce34" office:value-type="string" calcext:value-type="string">
            <text:p>Tel4 Unidade</text:p>
          </table:table-cell>
          <table:table-cell table:style-name="ce34" office:value-type="string" calcext:value-type="string">
            <text:p>Contato Unid</text:p>
          </table:table-cell>
          <table:table-cell table:style-name="ce34" office:value-type="string" calcext:value-type="string">
            <text:p>Cnae</text:p>
          </table:table-cell>
          <table:table-cell table:style-name="ce34" office:value-type="string" calcext:value-type="string">
            <text:p>Número Endereço Funcionário</text:p>
          </table:table-cell>
          <table:table-cell table:style-name="ce34" office:value-type="string" calcext:value-type="string">
            <text:p>Complemento Endereço Funcionário</text:p>
          </table:table-cell>
          <table:table-cell table:style-name="ce34" office:value-type="string" calcext:value-type="string">
            <office:annotation draw:style-name="gr29" draw:text-style-name="P2" svg:width="3.643cm" svg:height="3.144cm" svg:x="129.883cm" svg:y="0.246cm" draw:caption-point-x="-0.431cm" draw:caption-point-y="0.281cm">
              <dc:date>2022-11-04T00:00:00</dc:date>
              <text:p text:style-name="P1"><text:span text:style-name="T3">Campo Opcional. Caso preenchido irá sobrepor a Razão Social da Unidade quando existir CNPJ na mesma.</text:span></text:p>
            </office:annotation>
            <text:p>Razão Social Unid.</text:p>
          </table:table-cell>
          <table:table-cell table:style-name="ce39" office:value-type="string" calcext:value-type="string">
            <office:annotation draw:style-name="gr30" draw:text-style-name="P2" svg:width="4.056cm" svg:height="3.092cm" svg:x="132.139cm" svg:y="0.246cm" draw:caption-point-x="-0.429cm" draw:caption-point-y="0.281cm">
              <dc:date>2022-11-04T00:00:00</dc:date>
              <text:p text:style-name="P1"><text:span text:style-name="T3">Campo Opcional. Caso preenchido, será impresso na emissão de CAT.</text:span></text:p>
              <text:p text:style-name="P1"><text:span text:style-name="T3"/></text:p>
            </office:annotation>
            <text:p>Nome da Mae do Funcionário</text:p>
          </table:table-cell>
          <table:table-cell table:style-name="ce34" office:value-type="string" calcext:value-type="string">
            <text:p>Cod.Centro Custo</text:p>
          </table:table-cell>
          <table:table-cell table:style-name="ce40" office:value-type="string" calcext:value-type="string">
            <text:p>Dt. Ultima Movimentação</text:p>
          </table:table-cell>
          <table:table-cell table:style-name="ce2" office:value-type="string" calcext:value-type="string">
            <text:p>Cod. Unidade contratante</text:p>
          </table:table-cell>
          <table:table-cell table:style-name="ce38" office:value-type="string" calcext:value-type="string">
            <office:annotation draw:style-name="gr31" draw:text-style-name="P2" svg:width="4.587cm" svg:height="12.897cm" svg:x="141.17cm" svg:y="0.246cm" draw:caption-point-x="-0.429cm" draw:caption-point-y="0.281cm">
              <dc:date>2022-11-04T00:00:00</dc:date>
              <text:p text:style-name="P1"><text:span text:style-name="T5">Campo Obrigatório ou Opcional de acordo com a parametrização. Irá preencher o campo "Razão Social" na aba Detalhes Lotação do cadastro do Funcionário.</text:span></text:p>
              <text:p text:style-name="P1"><text:span text:style-name="T5">Observação: Esse campo só será gravado se a Contratação for 6 - Pessoa Jurídica.</text:span></text:p>
              <text:p text:style-name="P1"><text:span text:style-name="T5"/></text:p>
            </office:annotation>
            <text:p>Razão Social</text:p>
          </table:table-cell>
          <table:table-cell table:style-name="ce41" office:value-type="string" calcext:value-type="string">
            <office:annotation draw:style-name="gr32" draw:text-style-name="P2" svg:width="4.447cm" svg:height="12.897cm" svg:x="143.428cm" svg:y="0.246cm" draw:caption-point-x="-0.429cm" draw:caption-point-y="0.281cm">
              <dc:date>2022-11-04T00:00:00</dc:date>
              <text:p text:style-name="P1"><text:span text:style-name="T3">Campo Obrigatório ou Opcional de acordo com a parametrização. Irá preencher o campo "CNPJ" na aba Detalhes Lotação do cadastro do Funcionário.</text:span></text:p>
              <text:p text:style-name="P1"><text:span text:style-name="T3">Observação: Esse campo só será gravado se a Contratação for 6 - Pessoa Jurídica.</text:span></text:p>
            </office:annotation>
            <text:p>CNPJ</text:p>
          </table:table-cell>
          <table:table-cell table:style-name="ce42" office:value-type="string" calcext:value-type="string">
            <text:p>Turno</text:p>
          </table:table-cell>
          <table:table-cell table:style-name="ce43" office:value-type="string" calcext:value-type="string">
            <office:annotation draw:style-name="gr33" draw:text-style-name="P2" svg:width="4.055cm" svg:height="2.767cm" svg:x="147.944cm" svg:y="0.246cm" draw:caption-point-x="-0.429cm" draw:caption-point-y="0.281cm">
              <dc:date>2022-11-04T00:00:00</dc:date>
              <text:p text:style-name="P1"><text:span text:style-name="T3">Campo Obrigatório ou <text:s/>Opcional de acordo com a parametrização. Necessário na emissão do PPP.</text:span></text:p>
              <text:p text:style-name="P1"><text:span text:style-name="T3"/></text:p>
            </office:annotation>
            <text:p>Dt.Emissão.Cart.Prof</text:p>
          </table:table-cell>
          <table:table-cell table:style-name="ce38" office:value-type="string" calcext:value-type="string">
            <office:annotation draw:style-name="gr34" draw:text-style-name="P2" svg:width="4.084cm" svg:height="2.9cm" svg:x="150.201cm" svg:y="0.246cm" draw:caption-point-x="-0.429cm" draw:caption-point-y="0.281cm">
              <dc:date>2022-11-04T00:00:00</dc:date>
              <text:p text:style-name="P1"><text:span text:style-name="T3">Campo Obrigatório ou <text:s/>Opcional de acordo com a parametrização. Necessário na emissão do PPP.</text:span></text:p>
              <text:p text:style-name="P1"><text:span text:style-name="T3"/></text:p>
            </office:annotation>
            <text:p>Série CTPS</text:p>
          </table:table-cell>
          <table:table-cell table:style-name="ce34" office:value-type="string" calcext:value-type="string">
            <text:p>CNAE 2.0</text:p>
          </table:table-cell>
          <table:table-cell table:style-name="ce34" office:value-type="string" calcext:value-type="string">
            <text:p>CNAE Livre</text:p>
          </table:table-cell>
          <table:table-cell table:style-name="ce34" office:value-type="string" calcext:value-type="string">
            <text:p>Descrição CNAE Livre</text:p>
          </table:table-cell>
          <table:table-cell table:style-name="ce34" office:value-type="string" calcext:value-type="string">
            <text:p>CEI</text:p>
          </table:table-cell>
          <table:table-cell table:style-name="ce34" office:value-type="string" calcext:value-type="string">
            <office:annotation draw:style-name="gr35" draw:text-style-name="P2" svg:width="4.083cm" svg:height="3.144cm" svg:x="161.49cm" svg:y="0.246cm" draw:caption-point-x="-0.429cm" draw:caption-point-y="0.281cm">
              <dc:date>2022-11-04T00:00:00</dc:date>
              <text:p text:style-name="P1"><text:span text:style-name="T3">Campo Opcional. Pode ser impresso na emissão do PPP.</text:span></text:p>
              <text:p text:style-name="P1"><text:span text:style-name="T3"/></text:p>
            </office:annotation>
            <text:p>Função</text:p>
          </table:table-cell>
          <table:table-cell table:style-name="ce34" office:value-type="string" calcext:value-type="string">
            <office:annotation draw:style-name="gr2" draw:text-style-name="P2" svg:width="4.083cm" svg:height="1.773cm" svg:x="163.749cm" svg:y="0.246cm" draw:caption-point-x="-0.43cm" draw:caption-point-y="0.281cm">
              <dc:date>2022-11-04T00:00:00</dc:date>
              <text:p text:style-name="P1"><text:span text:style-name="T3">Campo Opcional. Necessário na emissão do PPP.</text:span></text:p>
              <text:p text:style-name="P1"><text:span text:style-name="T3"/></text:p>
            </office:annotation>
            <text:p>CNAE 7</text:p>
          </table:table-cell>
          <table:table-cell table:style-name="ce34" office:value-type="string" calcext:value-type="string">
            <text:p>Tipo de CNAE Utilizado</text:p>
          </table:table-cell>
          <table:table-cell table:style-name="ce23" office:value-type="string" calcext:value-type="string">
            <office:annotation draw:style-name="gr36" draw:text-style-name="P2" svg:width="4.064cm" svg:height="1.773cm" svg:x="168.262cm" svg:y="0.246cm" draw:caption-point-x="-0.427cm" draw:caption-point-y="0.281cm">
              <dc:date>2022-11-04T00:00:00</dc:date>
              <text:p text:style-name="P1"><text:span text:style-name="T3">Campo Opcional. Necessário na emissão do PPP.</text:span></text:p>
              <text:p text:style-name="P1"><text:span text:style-name="T3"/></text:p>
            </office:annotation>
            <text:p>Descrição Detalhada do Cargo</text:p>
          </table:table-cell>
          <table:table-cell table:style-name="ce34" office:value-type="string" calcext:value-type="string">
            <text:p>Nº endereço Unidade</text:p>
          </table:table-cell>
          <table:table-cell table:style-name="ce34" office:value-type="string" calcext:value-type="string">
            <text:p>Complemento endereço Unidade</text:p>
          </table:table-cell>
          <table:table-cell table:style-name="ce34" office:value-type="string" calcext:value-type="string">
            <text:p>Regime de Revezamento</text:p>
          </table:table-cell>
          <table:table-cell table:style-name="ce34" office:value-type="string" calcext:value-type="string">
            <text:p>Orgão Expedidor do RG</text:p>
          </table:table-cell>
          <table:table-cell table:style-name="ce34" office:value-type="string" calcext:value-type="string">
            <text:p>Campo Livre 1</text:p>
          </table:table-cell>
          <table:table-cell table:style-name="ce34" office:value-type="string" calcext:value-type="string">
            <text:p>Campo Livre 2</text:p>
          </table:table-cell>
          <table:table-cell table:style-name="ce34" office:value-type="string" calcext:value-type="string">
            <text:p>Campo Livre 3</text:p>
          </table:table-cell>
          <table:table-cell table:style-name="ce34" office:value-type="string" calcext:value-type="string">
            <text:p>Telefone SMS</text:p>
          </table:table-cell>
          <table:table-cell table:style-name="ce34" office:value-type="string" calcext:value-type="string">
            <text:p>Grau de Risco</text:p>
          </table:table-cell>
          <table:table-cell table:style-name="ce34" office:value-type="string" calcext:value-type="string">
            <office:annotation draw:style-name="gr37" draw:text-style-name="P2" svg:width="4.058cm" svg:height="1.854cm" svg:x="190.841cm" svg:y="0.246cm" draw:caption-point-x="-0.429cm" draw:caption-point-y="0.281cm">
              <dc:date>2022-11-04T00:00:00</dc:date>
              <text:p text:style-name="P1"><text:span text:style-name="T3">Campo Opcional. Caso preenchido, será impresso na emissão de CAT e PPP.</text:span></text:p>
              <text:p text:style-name="P1"><text:span text:style-name="T3"/></text:p>
            </office:annotation>
            <text:p>UF CTPS</text:p>
          </table:table-cell>
          <table:table-cell table:style-name="ce34" office:value-type="string" calcext:value-type="string">
            <text:p>Nome Centro Custo</text:p>
          </table:table-cell>
          <table:table-cell table:style-name="ce34" office:value-type="string" calcext:value-type="string">
            <text:p>Autoriza SMS</text:p>
          </table:table-cell>
          <table:table-cell table:style-name="ce34" office:value-type="string" calcext:value-type="string">
            <text:p>Endereço Cobrança Unidade</text:p>
          </table:table-cell>
          <table:table-cell table:style-name="ce34" office:value-type="string" calcext:value-type="string">
            <text:p>Número Endereço Cobrança Unidade</text:p>
          </table:table-cell>
          <table:table-cell table:style-name="ce34" office:value-type="string" calcext:value-type="string">
            <text:p>Bairro Cobrança Unidade</text:p>
          </table:table-cell>
          <table:table-cell table:style-name="ce34" office:value-type="string" calcext:value-type="string">
            <text:p>Cidade Cobrança Unidade</text:p>
          </table:table-cell>
          <table:table-cell table:style-name="ce34" office:value-type="string" calcext:value-type="string">
            <text:p>Estado Cobrança Unidade</text:p>
          </table:table-cell>
          <table:table-cell table:style-name="ce34" office:value-type="string" calcext:value-type="string">
            <text:p>Cep Cobrança Unidade</text:p>
          </table:table-cell>
          <table:table-cell table:style-name="ce34" office:value-type="string" calcext:value-type="string">
            <text:p>Complemento Endereço Cobrança Unidade</text:p>
          </table:table-cell>
          <table:table-cell table:style-name="ce34" office:value-type="string" calcext:value-type="string">
            <office:annotation draw:style-name="gr38" draw:text-style-name="P2" svg:width="4.056cm" svg:height="2.064cm" svg:x="213.421cm" svg:y="0.246cm" draw:caption-point-x="-0.431cm" draw:caption-point-y="0.281cm">
              <dc:date>2022-11-04T00:00:00</dc:date>
              <text:p text:style-name="P1"><text:span text:style-name="T3">Campo Opcional. Caso preenchido, será impresso na emissão de CAT.</text:span></text:p>
              <text:p text:style-name="P1"><text:span text:style-name="T3"/></text:p>
            </office:annotation>
            <text:p>Remuneração Mensal (R$)</text:p>
          </table:table-cell>
          <table:table-cell table:style-name="ce34" office:value-type="string" calcext:value-type="string">
            <office:annotation draw:style-name="gr39" draw:text-style-name="P2" svg:width="2.967cm" svg:height="1.932cm" svg:x="215.676cm" svg:y="0.246cm" draw:caption-point-x="-0.428cm" draw:caption-point-y="0.281cm">
              <dc:date>2022-11-04T00:00:00</dc:date>
              <text:p text:style-name="P1"><text:span text:style-name="T3">Campo Opcional. Formato:</text:span></text:p>
              <text:p text:style-name="P1"><text:span text:style-name="T3">(99)9999-9999</text:span></text:p>
            </office:annotation>
            <text:p>Telefone Comercial</text:p>
          </table:table-cell>
          <table:table-cell table:style-name="ce34" office:value-type="string" calcext:value-type="string">
            <office:annotation draw:style-name="gr40" draw:text-style-name="P2" svg:width="3.274cm" svg:height="1.854cm" svg:x="217.936cm" svg:y="0.246cm" draw:caption-point-x="-0.43cm" draw:caption-point-y="0.281cm">
              <dc:date>2022-11-04T00:00:00</dc:date>
              <text:p text:style-name="P1"><text:span text:style-name="T3">Campo Opcional.</text:span></text:p>
              <text:p text:style-name="P1"><text:span text:style-name="T3">Formato: (99)99999-9999</text:span></text:p>
            </office:annotation>
            <text:p>Telefone Celular</text:p>
          </table:table-cell>
          <table:table-cell table:style-name="ce34" office:value-type="string" calcext:value-type="string">
            <office:annotation draw:style-name="gr41" draw:text-style-name="P2" svg:width="3.471cm" svg:height="1.556cm" svg:x="220.195cm" svg:y="0.246cm" draw:caption-point-x="-0.431cm" draw:caption-point-y="0.281cm">
              <dc:date>2022-11-04T00:00:00</dc:date>
              <text:p text:style-name="P1"><text:span text:style-name="T3">Campo Opcional. Formato: DD/MM/AAAA</text:span></text:p>
              <text:p text:style-name="P1"><text:span text:style-name="T6"/></text:p>
            </office:annotation>
            <text:p>Data Emissão RG</text:p>
          </table:table-cell>
          <table:table-cell table:style-name="ce34" office:value-type="string" calcext:value-type="string">
            <office:annotation draw:style-name="gr42" draw:text-style-name="P2" svg:width="4.902cm" svg:height="12.897cm" svg:x="222.449cm" svg:y="0.246cm" draw:caption-point-x="-0.428cm" draw:caption-point-y="0.281cm">
              <dc:date>2022-11-04T00:00:00</dc:date>
              <text:p text:style-name="P1"><text:span text:style-name="T3">Código do país de acordo com a tabela do eSocial (Preencher somente com o código correspondente ao País).</text:span></text:p>
              <text:p text:style-name="P1"><text:span text:style-name="T3">Exemplos:</text:span></text:p>
              <text:p text:style-name="P1"><text:span text:style-name="T3">105 (Brasil)</text:span></text:p>
              <text:p text:style-name="P1"><text:span text:style-name="T3">249 (EUA)</text:span></text:p>
              <text:p text:style-name="P1"><text:span text:style-name="T3">607 (Portugal)</text:span></text:p>
            </office:annotation>
            <text:p>Código do País de Nascimento</text:p>
          </table:table-cell>
          <table:table-cell table:style-name="ce34" office:value-type="string" calcext:value-type="string">
            <office:annotation draw:style-name="gr43" draw:text-style-name="P2" svg:width="4.698cm" svg:height="2.9cm" svg:x="224.709cm" svg:y="0.246cm" draw:caption-point-x="-0.43cm" draw:caption-point-y="0.281cm">
              <dc:date>2022-11-04T00:00:00</dc:date>
              <text:p text:style-name="P1"><text:span text:style-name="T3">Campo Opcional. Insira “FU” para descrições de atividades referentes ao Funcionário, ou “CA” para descrições de atividades referentes ao Cargo.</text:span></text:p>
            </office:annotation>
            <text:p>Origem Descrição Detalhada</text:p>
          </table:table-cell>
          <table:table-cell table:style-name="ce47" office:value-type="string" calcext:value-type="string">
            <office:annotation draw:style-name="gr44" draw:text-style-name="P2" svg:width="3.582cm" svg:height="2.926cm" svg:x="226.965cm" svg:y="0.246cm" draw:caption-point-x="-0.428cm" draw:caption-point-y="0.281cm">
              <dc:date>2022-11-04T00:00:00</dc:date>
              <text:p text:style-name="P1"><text:span text:style-name="T3">Campo Opcional. </text:span></text:p>
              <text:p text:style-name="P1"><text:span text:style-name="T3">Insira os valores 'Sim' ou 'Não', 'S' ou 'N', '1' ou '0' para definir o campo como unidade contratante.</text:span></text:p>
            </office:annotation>
            <text:p>Unidade Contratante</text:p>
          </table:table-cell>
          <table:table-cell table:style-name="ce48" office:value-type="string" calcext:value-type="string">
            <office:annotation draw:style-name="gr45" draw:text-style-name="P2" svg:width="3.753cm" svg:height="12.897cm" svg:x="229.224cm" svg:y="0.246cm" draw:caption-point-x="-0.429cm" draw:caption-point-y="0.281cm">
              <dc:date>2022-11-04T00:00:00</dc:date>
              <text:p text:style-name="P1"><text:span text:style-name="T3">Campo Opcional: Deverá ser preenchido com os valores entre 1 e 21. Cada valor corresponde a uma opção de escolaridade referente ao cadastro do funcionário.</text:span></text:p>
              <text:p text:style-name="P1"><text:span text:style-name="T3"/></text:p>
            </office:annotation>
            <text:p>Escolaridade</text:p>
          </table:table-cell>
          <table:table-cell table:style-name="ce25" office:value-type="string" calcext:value-type="string">
            <office:annotation draw:style-name="gr46" draw:text-style-name="P2" svg:width="4.445cm" svg:height="2.23cm" svg:x="231.482cm" svg:y="0.246cm" draw:caption-point-x="-0.43cm" draw:caption-point-y="0.281cm">
              <dc:date>2022-11-04T00:00:00</dc:date>
              <text:p text:style-name="P1"><text:span text:style-name="T3">Campo Opcional. Informar o código da categoria do trabalhador conforme Tabela 1 do eSocial.</text:span></text:p>
            </office:annotation>
            <text:p>Código Categoria (eSocial)</text:p>
          </table:table-cell>
          <table:table-cell table:style-name="ce48" office:value-type="string" calcext:value-type="string">
            <office:annotation draw:style-name="gr47" draw:text-style-name="P2" svg:width="3.607cm" svg:height="2.311cm" svg:x="233.739cm" svg:y="0.246cm" draw:caption-point-x="-0.429cm" draw:caption-point-y="0.281cm">
              <dc:date>2022-11-04T00:00:00</dc:date>
              <text:p text:style-name="P1"><text:span text:style-name="T3">Campo Opcional. Utilizado para fins de integração.</text:span></text:p>
              <text:p text:style-name="P1"><text:span text:style-name="T3">Não é considerado para o eSocial.</text:span></text:p>
            </office:annotation>
            <text:p>Matrícula RH</text:p>
          </table:table-cell>
          <table:table-cell table:style-name="ce48" office:value-type="string" calcext:value-type="string">
            <office:annotation draw:style-name="gr48" draw:text-style-name="P2" svg:width="3.582cm" svg:height="1.906cm" svg:x="270.186cm" svg:y="0.272cm" draw:caption-point-x="-34.618cm" draw:caption-point-y="0.255cm">
              <dc:date>2022-11-04T00:00:00</dc:date>
              <text:p text:style-name="P1"><text:span text:style-name="T7">Campo Opcional. Valores Válidos:</text:span></text:p>
              <text:p text:style-name="P1"><text:span text:style-name="T7">1 - Travesti</text:span></text:p>
              <text:p text:style-name="P1"><text:span text:style-name="T7">2 - Transexual</text:span></text:p>
            </office:annotation>
            <text:p>Gênero</text:p>
          </table:table-cell>
          <table:table-cell table:style-name="ce48" office:value-type="string" calcext:value-type="string">
            <office:annotation draw:style-name="gr49" draw:text-style-name="P2" svg:width="3.554cm" svg:height="3.682cm" svg:x="271.664cm" svg:y="0.272cm" draw:caption-point-x="-33.838cm" draw:caption-point-y="0.255cm">
              <dc:date>2022-11-04T00:00:00</dc:date>
              <text:p text:style-name="P1"><text:span text:style-name="T7">Campo Opcional. Este campo poderá ser preenchido somente quando a coluna "Gênero" estiver preenchida com 1 - Travesti ou 2 - Transexual.</text:span></text:p>
            </office:annotation>
            <text:p>Nome Social</text:p>
          </table:table-cell>
          <table:table-cell table:style-name="ce48" office:value-type="string" calcext:value-type="string">
            <office:annotation draw:style-name="gr50" draw:text-style-name="P2" svg:width="3.586cm" svg:height="12.871cm" svg:x="272.185cm" svg:y="0.272cm" draw:caption-point-x="-32.101cm" draw:caption-point-y="0.255cm">
              <dc:date>2022-11-04T00:00:00</dc:date>
              <text:p text:style-name="P1"><text:span text:style-name="T7">Campo Opcional. Este campo poderá ser preenchido somente quando a coluna "Tipo Vínculo" estiver preenchida com 1 - Empregatício</text:span></text:p>
              <text:p text:style-name="P1"><text:span text:style-name="T7"/></text:p>
              <text:p text:style-name="P1"><text:span text:style-name="T7">Valores Válidos:</text:span></text:p>
              <text:p text:style-name="P1"><text:span text:style-name="T7">1 - Admissão. </text:span></text:p>
              <text:p text:style-name="P1"><text:span text:style-name="T7">2 - Transferência de empresa do mesmo grupo econômico. </text:span></text:p>
              <text:p text:style-name="P1"><text:span text:style-name="T7">3 - Transferência de empresa consorciada ou de consórcio. </text:span></text:p>
              <text:p text:style-name="P1"><text:span text:style-name="T7">4 - Transferência por motivo de sucessão, incorporação, cisão ou fusão.</text:span></text:p>
            </office:annotation>
            <text:p>Tipo de Admissão</text:p>
          </table:table-cell>
          <table:table-cell table:style-name="ce48" office:value-type="string" calcext:value-type="string">
            <text:p>Grau de Instrução</text:p>
          </table:table-cell>
          <table:table-cell table:style-name="ce34" office:value-type="string" calcext:value-type="string">
            <text:p>Nome do Pai do Funcionário</text:p>
          </table:table-cell>
          <table:table-cell table:style-name="ce48" office:value-type="string" calcext:value-type="string">
            <office:annotation draw:style-name="gr51" draw:text-style-name="P2" svg:width="3.578cm" svg:height="2.768cm" svg:x="272.14cm" svg:y="0.272cm" draw:caption-point-x="-25.283cm" draw:caption-point-y="0.255cm">
              <dc:date>2022-11-04T00:00:00</dc:date>
              <text:p text:style-name="P1"><text:span text:style-name="T7">Tipo de Vínculo</text:span></text:p>
              <text:p text:style-name="P1"><text:span text:style-name="T7"/></text:p>
              <text:p text:style-name="P1"><text:span text:style-name="T7">Campo Opcional. Valores Válidos:</text:span></text:p>
              <text:p text:style-name="P1"><text:span text:style-name="T7">1 - Empregatício </text:span></text:p>
              <text:p text:style-name="P1"><text:span text:style-name="T7">2 - Associativo </text:span></text:p>
            </office:annotation>
            <text:p>Tipo de Vínculo</text:p>
          </table:table-cell>
          <table:table-cell table:style-name="ce48" office:value-type="string" calcext:value-type="string">
            <office:annotation draw:style-name="gr52" draw:text-style-name="P3" svg:width="12.475cm" svg:height="12.871cm" svg:x="273.109cm" svg:y="0.272cm" draw:caption-point-x="-23.994cm" draw:caption-point-y="0.255cm">
              <dc:date>2022-11-04T00:00:00</dc:date>
              <text:p text:style-name="P1"><text:span text:style-name="T7">- Informado o Código do Turno, SEM Nome: </text:span></text:p>
              <text:p text:style-name="P1"><text:span text:style-name="T7"><text:s text:c="4"/></text:span><text:span text:style-name="T7">Buscar turno por código </text:span></text:p>
              <text:p text:style-name="P1"><text:span text:style-name="T7"/></text:p>
              <text:p text:style-name="P1"><text:span text:style-name="T7">- Informado o Código do Turno, COM Nome: </text:span></text:p>
              <text:p text:style-name="P1"><text:span text:style-name="T7"><text:s text:c="4"/></text:span><text:span text:style-name="T7">Buscar Turno pelo código. </text:span></text:p>
              <text:p text:style-name="P1"><text:span text:style-name="T7"><text:s text:c="8"/></text:span><text:span text:style-name="T7">Caso não exista: Buscar por nome. </text:span></text:p>
              <text:p text:style-name="P1"><text:span text:style-name="T7"><text:s text:c="12"/></text:span><text:span text:style-name="T7">Caso não exista incluir novo Turno. </text:span></text:p>
              <text:p text:style-name="P1"><text:span text:style-name="T7"/></text:p>
              <text:p text:style-name="P1"><text:span text:style-name="T7">- Informado NOME do Turno, SEM Código. </text:span></text:p>
              <text:p text:style-name="P1"><text:span text:style-name="T7"><text:s text:c="4"/></text:span><text:span text:style-name="T7">Busca Turno por Nome. </text:span></text:p>
              <text:p text:style-name="P1"><text:span text:style-name="T7"><text:s text:c="8"/></text:span><text:span text:style-name="T7">Caso não exista, incluir novo Turno. </text:span></text:p>
              <text:p text:style-name="P1"><text:span text:style-name="T7"/></text:p>
              <text:p text:style-name="P1"><text:span text:style-name="T7">- Não Informar NOME e Código do Turno </text:span></text:p>
              <text:p text:style-name="P1"><text:span text:style-name="T7"><text:s text:c="4"/></text:span><text:span text:style-name="T7">Fazer nada.</text:span></text:p>
            </office:annotation>
            <text:p>Nome do Turno</text:p>
          </table:table-cell>
          <table:table-cell table:style-name="ce34" office:value-type="string" calcext:value-type="string">
            <text:p>Campo Livre 4</text:p>
          </table:table-cell>
          <table:table-cell table:style-name="ce34" office:value-type="string" calcext:value-type="string">
            <text:p>CPF Unidade</text:p>
          </table:table-cell>
          <table:table-cell table:style-name="ce34" office:value-type="string" calcext:value-type="string">
            <text:p>CAEPF Unidade</text:p>
          </table:table-cell>
          <table:table-cell table:style-name="ce34" office:value-type="string" calcext:value-type="string">
            <office:annotation draw:style-name="gr53" draw:text-style-name="P2" svg:width="3.519cm" svg:height="2.285cm" svg:x="304.368cm" svg:y="0.272cm" draw:caption-point-x="-46.222cm" draw:caption-point-y="0.255cm">
              <dc:date>2022-11-04T00:00:00</dc:date>
              <text:p text:style-name="P1"><text:span text:style-name="T7">Campo Opcional. Valores Válidos:</text:span></text:p>
              <text:p text:style-name="P1"><text:span text:style-name="T7">NENHUM</text:span></text:p>
              <text:p text:style-name="P1"><text:span text:style-name="T7">A+</text:span></text:p>
              <text:p text:style-name="P1"><text:span text:style-name="T7">A-</text:span></text:p>
              <text:p text:style-name="P1"><text:span text:style-name="T7">B+</text:span></text:p>
              <text:p text:style-name="P1"><text:span text:style-name="T7">B-</text:span></text:p>
              <text:p text:style-name="P1"><text:span text:style-name="T7">AB+</text:span></text:p>
              <text:p text:style-name="P1"><text:span text:style-name="T7">AB-</text:span></text:p>
              <text:p text:style-name="P1"><text:span text:style-name="T7">O+</text:span></text:p>
              <text:p text:style-name="P1"><text:span text:style-name="T7">O-</text:span></text:p>
              <text:p text:style-name="P1"><text:span text:style-name="T7">Observação: Os valores devem ser preenchidos exatamente do modo apresentado acima.</text:span></text:p>
            </office:annotation>
            <text:p>Tipo Sanguíneo</text:p>
          </table:table-cell>
          <table:table-cell table:style-name="ce34" office:value-type="string" calcext:value-type="string">
            <text:p>Dt. Inicio Periodo Aquisitivo</text:p>
          </table:table-cell>
          <table:table-cell table:style-name="ce34" office:value-type="string" calcext:value-type="string">
            <text:p>Dt. Fim Periodo Aquisitivo</text:p>
          </table:table-cell>
          <table:table-cell table:style-name="ce49" office:value-type="string" calcext:value-type="string">
            <text:p>CNO Unidade</text:p>
          </table:table-cell>
          <table:table-cell table:style-name="ce50" office:value-type="string" calcext:value-type="string">
            <office:annotation draw:style-name="gr54" draw:text-style-name="P2" svg:width="3.547cm" svg:height="12.871cm" svg:x="304.691cm" svg:y="0.272cm" draw:caption-point-x="-37.514cm" draw:caption-point-y="0.255cm">
              <dc:date>2022-11-04T00:00:00</dc:date>
              <text:p text:style-name="P1"><text:span text:style-name="T8">Campo Opcional.</text:span></text:p>
              <text:p text:style-name="P1"><text:span text:style-name="T8">Insira os valores</text:span></text:p>
              <text:p text:style-name="P1"><text:span text:style-name="T8">"1" ou "Sim" ou "S" para definir o campo como habilitado.</text:span></text:p>
              <text:p text:style-name="P1"><text:span text:style-name="T8"/></text:p>
              <text:p text:style-name="P1"><text:span text:style-name="T8">Insira os valores </text:span></text:p>
              <text:p text:style-name="P1"><text:span text:style-name="T8">"0" ou "Não" ou "N" para definir o campo como desabilitado.</text:span></text:p>
              <text:p text:style-name="P1"><text:span text:style-name="T9"/></text:p>
            </office:annotation>
            <text:p>Desconsiderar para o eSocial</text:p>
          </table:table-cell>
          <table:table-cell table:number-columns-repeated="914"/>
        </table:table-row>
        <table:table-row table:style-name="ro3">
          <table:table-cell table:style-name="ce3"/>
          <table:table-cell table:style-name="ce16" office:value-type="string" calcext:value-type="string">
            <text:p>KPA LOGISTICA LTDA</text:p>
          </table:table-cell>
          <table:table-cell table:style-name="ce3"/>
          <table:table-cell table:style-name="ce16" office:value-type="string" calcext:value-type="string">
            <text:p>OPERACIONAL</text:p>
          </table:table-cell>
          <table:table-cell table:style-name="ce3"/>
          <table:table-cell table:style-name="ce24" office:value-type="string" calcext:value-type="string">
            <text:p>ANALISTA DE LOGISTICA III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6" office:value-type="string" calcext:value-type="string">
            <text:p>ALESSANDRO FRAIOLI DE FREITAS</text:p>
          </table:table-cell>
          <table:table-cell table:style-name="ce30" office:value-type="date" office:date-value="1972-12-14" calcext:value-type="date">
            <text:p>14/12/197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TIVO</text:p>
          </table:table-cell>
          <table:table-cell table:style-name="ce30" office:value-type="date" office:date-value="2017-04-01" calcext:value-type="date">
            <text:p>01/04/2017</text:p>
          </table:table-cell>
          <table:table-cell table:style-name="ce3" table:number-columns-repeated="2"/>
          <table:table-cell table:style-name="ce16" office:value-type="string" calcext:value-type="string">
            <text:p>125.05720.03.9</text:p>
          </table:table-cell>
          <table:table-cell table:style-name="ce3" office:value-type="string" calcext:value-type="string">
            <text:p>CLT</text:p>
          </table:table-cell>
          <table:table-cell table:style-name="ce16" office:value-type="float" office:value="220989667" calcext:value-type="float">
            <text:p>220989667</text:p>
          </table:table-cell>
          <table:table-cell table:style-name="ce3"/>
          <table:table-cell table:style-name="ce3" office:value-type="string" calcext:value-type="string">
            <text:p>167.015.148-47</text:p>
          </table:table-cell>
          <table:table-cell table:style-name="ce3" office:value-type="float" office:value="10675" calcext:value-type="float">
            <text:p>10675</text:p>
          </table:table-cell>
          <table:table-cell table:style-name="ce16"/>
          <table:table-cell table:style-name="ce3" table:number-columns-repeated="9"/>
          <table:table-cell table:style-name="ce3" office:value-type="float" office:value="342125" calcext:value-type="float">
            <text:p>342125</text:p>
          </table:table-cell>
          <table:table-cell table:style-name="ce3"/>
          <table:table-cell table:style-name="ce16" office:value-type="string" calcext:value-type="string">
            <text:p>AV. BRASIL SUL Nº 6316</text:p>
          </table:table-cell>
          <table:table-cell table:style-name="ce3" office:value-type="string" calcext:value-type="string">
            <text:p>SÃO JOÃO</text:p>
          </table:table-cell>
          <table:table-cell table:style-name="ce3" office:value-type="string" calcext:value-type="string">
            <text:p>ANÁPOLIS</text:p>
          </table:table-cell>
          <table:table-cell table:style-name="ce3" office:value-type="string" calcext:value-type="string">
            <text:p>GOIÁS</text:p>
          </table:table-cell>
          <table:table-cell table:style-name="ce3"/>
          <table:table-cell table:style-name="ce3" office:value-type="string" calcext:value-type="string">
            <text:p>37.076.902/0001-12</text:p>
          </table:table-cell>
          <table:table-cell table:style-name="ce3" office:value-type="string" calcext:value-type="string">
            <text:p>10.801.903-16</text:p>
          </table:table-cell>
          <table:table-cell table:style-name="ce3" table:number-columns-repeated="8"/>
          <table:table-cell table:style-name="ce3" office:value-type="string" calcext:value-type="string">
            <text:p>KPA LOGISTICA LTDA</text:p>
          </table:table-cell>
          <table:table-cell table:style-name="ce16"/>
          <table:table-cell table:style-name="ce3" table:number-columns-repeated="9"/>
          <table:table-cell table:style-name="ce16" table:number-columns-repeated="7"/>
          <table:table-cell table:style-name="ce44" table:number-columns-repeated="44"/>
          <table:table-cell table:number-columns-repeated="914"/>
        </table:table-row>
        <table:table-row table:style-name="ro4">
          <table:table-cell table:style-name="ce3"/>
          <table:table-cell table:style-name="ce16" office:value-type="string" calcext:value-type="string">
            <text:p>KPA LOGISTICA LTDA</text:p>
          </table:table-cell>
          <table:table-cell table:style-name="ce3"/>
          <table:table-cell table:style-name="ce16" office:value-type="string" calcext:value-type="string">
            <text:p>OPERACIONAL</text:p>
          </table:table-cell>
          <table:table-cell table:style-name="ce3"/>
          <table:table-cell table:style-name="ce16" office:value-type="string" calcext:value-type="string">
            <text:p>ASSISTENTE DE LOGISTICA II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6" office:value-type="string" calcext:value-type="string">
            <text:p>ANDRE MILTOM DE ABREU</text:p>
          </table:table-cell>
          <table:table-cell table:style-name="ce30" office:value-type="date" office:date-value="1982-09-20" calcext:value-type="date">
            <text:p>20/09/198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TIVO</text:p>
          </table:table-cell>
          <table:table-cell table:style-name="ce30" office:value-type="date" office:date-value="2022-02-16" calcext:value-type="date">
            <text:p>16/02/2022</text:p>
          </table:table-cell>
          <table:table-cell table:style-name="ce3"/>
          <table:table-cell table:style-name="ce3" office:value-type="string" calcext:value-type="string">
            <text:p>SOLTEIRO</text:p>
          </table:table-cell>
          <table:table-cell table:style-name="ce16" office:value-type="string" calcext:value-type="string">
            <text:p>131.08578.3.5</text:p>
          </table:table-cell>
          <table:table-cell table:style-name="ce3" office:value-type="string" calcext:value-type="string">
            <text:p>CLT</text:p>
          </table:table-cell>
          <table:table-cell table:style-name="ce3" office:value-type="float" office:value="4572797" calcext:value-type="float">
            <text:p>4572797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000.592.471-50</text:p>
          </table:table-cell>
          <table:table-cell table:style-name="ce3" office:value-type="float" office:value="5924" calcext:value-type="float">
            <text:p>5924</text:p>
          </table:table-cell>
          <table:table-cell table:style-name="ce3" office:value-type="string" calcext:value-type="string">
            <text:p>RUA COOHOPERARIA, 42 CASA - 01</text:p>
          </table:table-cell>
          <table:table-cell table:style-name="ce16" office:value-type="string" calcext:value-type="string">
            <text:p>VILA NOSSA SENHORA D'ABADIA </text:p>
          </table:table-cell>
          <table:table-cell table:style-name="ce3" office:value-type="string" calcext:value-type="string">
            <text:p>ANÁPOLIS 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75123170" calcext:value-type="float">
            <text:p>75123170</text:p>
          </table:table-cell>
          <table:table-cell table:style-name="ce3"/>
          <table:table-cell table:style-name="ce3" office:value-type="string" calcext:value-type="string">
            <text:p>ANAPOLIS GO</text:p>
          </table:table-cell>
          <table:table-cell table:style-name="ce3" table:number-columns-repeated="3"/>
          <table:table-cell table:style-name="ce3" office:value-type="float" office:value="414140" calcext:value-type="float">
            <text:p>414140</text:p>
          </table:table-cell>
          <table:table-cell table:style-name="ce3"/>
          <table:table-cell table:style-name="ce16" office:value-type="string" calcext:value-type="string">
            <text:p>AV. BRASIL SUL Nº 6315</text:p>
          </table:table-cell>
          <table:table-cell table:style-name="ce3" office:value-type="string" calcext:value-type="string">
            <text:p>SÃO JOÃO</text:p>
          </table:table-cell>
          <table:table-cell table:style-name="ce3" office:value-type="string" calcext:value-type="string">
            <text:p>ANÁPOLIS</text:p>
          </table:table-cell>
          <table:table-cell table:style-name="ce3" office:value-type="string" calcext:value-type="string">
            <text:p>GOIÁS</text:p>
          </table:table-cell>
          <table:table-cell table:style-name="ce3"/>
          <table:table-cell table:style-name="ce3" office:value-type="string" calcext:value-type="string">
            <text:p>37.076.902/0001-11</text:p>
          </table:table-cell>
          <table:table-cell table:style-name="ce3" office:value-type="string" calcext:value-type="string">
            <text:p>10.801.903-15</text:p>
          </table:table-cell>
          <table:table-cell table:style-name="ce3" table:number-columns-repeated="8"/>
          <table:table-cell table:style-name="ce3" office:value-type="string" calcext:value-type="string">
            <text:p>KPA LOGISTICA LTDA</text:p>
          </table:table-cell>
          <table:table-cell table:style-name="ce16" office:value-type="string" calcext:value-type="string">
            <text:p>MARCILENE DE FATIMA SOUSA ABREU,</text:p>
          </table:table-cell>
          <table:table-cell table:style-name="ce3" table:number-columns-repeated="9"/>
          <table:table-cell table:style-name="ce16" table:number-columns-repeated="6"/>
          <table:table-cell table:style-name="ce16" office:value-type="string" calcext:value-type="string">
            <text:p>Realiza lançamento de notas fiscais no sistema e entrada e saída de materiais, monitora entregas aos clientes e controla abastecimento do estoque</text:p>
          </table:table-cell>
          <table:table-cell table:style-name="ce44" table:number-columns-repeated="44"/>
          <table:table-cell table:number-columns-repeated="914"/>
        </table:table-row>
        <table:table-row table:style-name="ro5">
          <table:table-cell table:style-name="ce4"/>
          <table:table-cell table:style-name="ce16" office:value-type="string" calcext:value-type="string">
            <text:p>KPA LOGISTICA LTDA</text:p>
          </table:table-cell>
          <table:table-cell table:style-name="ce16"/>
          <table:table-cell table:style-name="ce16" office:value-type="string" calcext:value-type="string">
            <text:p>ADMINISTRATIVO</text:p>
          </table:table-cell>
          <table:table-cell table:style-name="ce16"/>
          <table:table-cell table:style-name="ce16" office:value-type="string" calcext:value-type="string">
            <text:p>FARMACEUTICO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ANTONIO CECILIO NETO</text:p>
          </table:table-cell>
          <table:table-cell table:style-name="ce30" office:value-type="date" office:date-value="1984-03-17" calcext:value-type="date">
            <text:p>17/03/1984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ATIVO</text:p>
          </table:table-cell>
          <table:table-cell table:style-name="ce33" office:value-type="date" office:date-value="2020-09-16" calcext:value-type="date">
            <text:p>16/09/2020</text:p>
          </table:table-cell>
          <table:table-cell table:style-name="ce16"/>
          <table:table-cell table:style-name="ce16" office:value-type="string" calcext:value-type="string">
            <text:p>SOLTEIRO</text:p>
          </table:table-cell>
          <table:table-cell table:style-name="ce16" office:value-type="string" calcext:value-type="string">
            <text:p>132.00135.31.9</text:p>
          </table:table-cell>
          <table:table-cell table:style-name="ce16" office:value-type="string" calcext:value-type="string">
            <text:p>CLT</text:p>
          </table:table-cell>
          <table:table-cell table:style-name="ce16" office:value-type="float" office:value="4393620" calcext:value-type="float">
            <text:p>4393620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005.581.081-05</text:p>
          </table:table-cell>
          <table:table-cell table:style-name="ce16" office:value-type="float" office:value="55810" calcext:value-type="float">
            <text:p>55810</text:p>
          </table:table-cell>
          <table:table-cell table:style-name="ce16" office:value-type="string" calcext:value-type="string">
            <text:p>RUA DONA STELA APTO 102 BL C</text:p>
          </table:table-cell>
          <table:table-cell table:style-name="ce16" office:value-type="string" calcext:value-type="string">
            <text:p>SETOR NEGRÃO DE LIMA</text:p>
          </table:table-cell>
          <table:table-cell table:style-name="ce16" office:value-type="string" calcext:value-type="string">
            <text:p>GOIÂNIA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float" office:value="74650100" calcext:value-type="float">
            <text:p>74650100</text:p>
          </table:table-cell>
          <table:table-cell table:style-name="ce16"/>
          <table:table-cell table:style-name="ce16" office:value-type="string" calcext:value-type="string">
            <text:p>IVOLÂNDIA GO</text:p>
          </table:table-cell>
          <table:table-cell table:style-name="ce16" table:number-columns-repeated="3"/>
          <table:table-cell table:style-name="ce16" office:value-type="float" office:value="223405" calcext:value-type="float">
            <text:p>223405</text:p>
          </table:table-cell>
          <table:table-cell table:style-name="ce16"/>
          <table:table-cell table:style-name="ce16" office:value-type="string" calcext:value-type="string">
            <text:p>AV. BRASIL SUL Nº 6315</text:p>
          </table:table-cell>
          <table:table-cell table:style-name="ce16" office:value-type="string" calcext:value-type="string">
            <text:p>SÃO JOÃO</text:p>
          </table:table-cell>
          <table:table-cell table:style-name="ce16" office:value-type="string" calcext:value-type="string">
            <text:p>ANÁPOLIS</text:p>
          </table:table-cell>
          <table:table-cell table:style-name="ce16" office:value-type="string" calcext:value-type="string">
            <text:p>GOIÁS</text:p>
          </table:table-cell>
          <table:table-cell table:style-name="ce16"/>
          <table:table-cell table:style-name="ce16" office:value-type="string" calcext:value-type="string">
            <text:p>37.076.902/0001-11</text:p>
          </table:table-cell>
          <table:table-cell table:style-name="ce16" office:value-type="string" calcext:value-type="string">
            <text:p>10.801.903-9</text:p>
          </table:table-cell>
          <table:table-cell table:style-name="ce16" table:number-columns-repeated="8"/>
          <table:table-cell table:style-name="ce16" office:value-type="string" calcext:value-type="string">
            <text:p>KPA LOGISTICA LTDA</text:p>
          </table:table-cell>
          <table:table-cell table:style-name="ce16" office:value-type="string" calcext:value-type="string">
            <text:p>LENICE APARECIDA CECILIO</text:p>
          </table:table-cell>
          <table:table-cell table:style-name="ce16" table:number-columns-repeated="15"/>
          <table:table-cell table:style-name="ce16" office:value-type="string" calcext:value-type="string">
            <text:p>Organizar, supervisionar e orientar, tecnicamente, os procedimentos envolvidos na coleta, recebimento, armazenagem, acondicionamento, expedição, gestão de estoque e transporte, de forma a garantir a identidade, integridade, qualidade, eficácia e segurança dos produtos.</text:p>
          </table:table-cell>
          <table:table-cell table:style-name="ce19" table:number-columns-repeated="44"/>
          <table:table-cell table:number-columns-repeated="914"/>
        </table:table-row>
        <table:table-row table:style-name="ro3">
          <table:table-cell table:style-name="ce5"/>
          <table:table-cell table:style-name="ce16" office:value-type="string" calcext:value-type="string">
            <text:p>KPA LOGISTICA LTDA</text:p>
          </table:table-cell>
          <table:table-cell table:style-name="ce16"/>
          <table:table-cell table:style-name="ce16" office:value-type="string" calcext:value-type="string">
            <text:p>ADMINISTRATIVO</text:p>
          </table:table-cell>
          <table:table-cell table:style-name="ce16"/>
          <table:table-cell table:style-name="ce16" office:value-type="string" calcext:value-type="string">
            <text:p>AUXILIAR ADMINISTRATIVO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string" calcext:value-type="string">
            <text:p>BEATRIZ OLIVEIRA DA COSTA</text:p>
          </table:table-cell>
          <table:table-cell table:style-name="ce30" office:value-type="date" office:date-value="1997-03-03" calcext:value-type="date">
            <text:p>03/03/199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ATIVO</text:p>
          </table:table-cell>
          <table:table-cell table:style-name="ce33" office:value-type="date" office:date-value="2021-05-12" calcext:value-type="date">
            <text:p>12/05/2021</text:p>
          </table:table-cell>
          <table:table-cell table:style-name="ce16"/>
          <table:table-cell table:style-name="ce16" office:value-type="string" calcext:value-type="string">
            <text:p>SOLTEIRA</text:p>
          </table:table-cell>
          <table:table-cell table:style-name="ce16" office:value-type="string" calcext:value-type="string">
            <text:p>161.41083.11.1</text:p>
          </table:table-cell>
          <table:table-cell table:style-name="ce16" office:value-type="string" calcext:value-type="string">
            <text:p>CLT</text:p>
          </table:table-cell>
          <table:table-cell table:style-name="ce16" office:value-type="float" office:value="3252072" calcext:value-type="float">
            <text:p>3252072</text:p>
          </table:table-cell>
          <table:table-cell table:style-name="ce16" office:value-type="string" calcext:value-type="string">
            <text:p>DF</text:p>
          </table:table-cell>
          <table:table-cell table:style-name="ce16" office:value-type="string" calcext:value-type="string">
            <text:p>064.987.541-92</text:p>
          </table:table-cell>
          <table:table-cell table:style-name="ce16" office:value-type="float" office:value="649875" calcext:value-type="float">
            <text:p>649875</text:p>
          </table:table-cell>
          <table:table-cell table:style-name="ce16" office:value-type="string" calcext:value-type="string">
            <text:p>RUA 06 - APTO 202 BL 05 RESINDENCIAL CHACARAS COLORADO II</text:p>
          </table:table-cell>
          <table:table-cell table:style-name="ce16" office:value-type="string" calcext:value-type="string">
            <text:p>CHÁCARAS COLORADO</text:p>
          </table:table-cell>
          <table:table-cell table:style-name="ce16" office:value-type="string" calcext:value-type="string">
            <text:p>ANÁPOLIS 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float" office:value="75073480" calcext:value-type="float">
            <text:p>75073480</text:p>
          </table:table-cell>
          <table:table-cell table:style-name="ce16"/>
          <table:table-cell table:style-name="ce16" office:value-type="string" calcext:value-type="string">
            <text:p>BRASÍLIA DF</text:p>
          </table:table-cell>
          <table:table-cell table:style-name="ce16" table:number-columns-repeated="3"/>
          <table:table-cell table:style-name="ce16" office:value-type="float" office:value="411005" calcext:value-type="float">
            <text:p>411005</text:p>
          </table:table-cell>
          <table:table-cell table:style-name="ce16"/>
          <table:table-cell table:style-name="ce16" office:value-type="string" calcext:value-type="string">
            <text:p>AV. BRASIL SUL Nº 6315</text:p>
          </table:table-cell>
          <table:table-cell table:style-name="ce16" office:value-type="string" calcext:value-type="string">
            <text:p>SÃO JOÃO</text:p>
          </table:table-cell>
          <table:table-cell table:style-name="ce16" office:value-type="string" calcext:value-type="string">
            <text:p>ANÁPOLIS</text:p>
          </table:table-cell>
          <table:table-cell table:style-name="ce16" office:value-type="string" calcext:value-type="string">
            <text:p>GOIÁS</text:p>
          </table:table-cell>
          <table:table-cell table:style-name="ce16"/>
          <table:table-cell table:style-name="ce16" office:value-type="string" calcext:value-type="string">
            <text:p>37.076.902/0001-11</text:p>
          </table:table-cell>
          <table:table-cell table:style-name="ce16" office:value-type="string" calcext:value-type="string">
            <text:p>10.801.903-12</text:p>
          </table:table-cell>
          <table:table-cell table:style-name="ce16" table:number-columns-repeated="8"/>
          <table:table-cell table:style-name="ce16" office:value-type="string" calcext:value-type="string">
            <text:p>KPA LOGISTICA LTDA</text:p>
          </table:table-cell>
          <table:table-cell table:style-name="ce16" office:value-type="string" calcext:value-type="string">
            <text:p>GENILDA OLIVEIRA DA SILVA</text:p>
          </table:table-cell>
          <table:table-cell table:style-name="ce16" table:number-columns-repeated="15"/>
          <table:table-cell table:style-name="ce16" office:value-type="string" calcext:value-type="string">
            <text:p>Executam serviços de apoio nas áreas de recursos humanos, administração, finanças e logística, atendem fornecedores e clientes, fornecendo e recebendo informações sobre produtos e serviços, tratam de documentos variados, cumprindo todo o procedimento necessário referente aos mesmos, preparam relatórios e planilhas, executam serviços gerais de escritórios. </text:p>
          </table:table-cell>
          <table:table-cell table:style-name="ce19" table:number-columns-repeated="42"/>
          <table:table-cell table:style-name="ce44" table:number-columns-repeated="2"/>
          <table:table-cell table:number-columns-repeated="914"/>
        </table:table-row>
        <table:table-row table:style-name="ro6">
          <table:table-cell table:style-name="ce3"/>
          <table:table-cell table:style-name="ce16" office:value-type="string" calcext:value-type="string">
            <text:p>KPA LOGÍSTICA LTDA</text:p>
          </table:table-cell>
          <table:table-cell table:style-name="ce3"/>
          <table:table-cell table:style-name="ce16" office:value-type="string" calcext:value-type="string">
            <text:p>ADMINISTRATIVO</text:p>
          </table:table-cell>
          <table:table-cell table:style-name="ce3"/>
          <table:table-cell table:style-name="ce16" office:value-type="string" calcext:value-type="string">
            <text:p>ASSISTENTE ADMINISTRATIVO - SAC 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16" office:value-type="string" calcext:value-type="string">
            <text:p>CAROLINE MENDES DE OLIVEIRA BORGES</text:p>
          </table:table-cell>
          <table:table-cell table:style-name="ce30" office:value-type="date" office:date-value="2000-07-26" calcext:value-type="date">
            <text:p>26/07/200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TIVO</text:p>
          </table:table-cell>
          <table:table-cell table:style-name="ce30" office:value-type="date" office:date-value="2018-07-01" calcext:value-type="date">
            <text:p>01/07/2018</text:p>
          </table:table-cell>
          <table:table-cell table:style-name="ce3"/>
          <table:table-cell table:style-name="ce3" office:value-type="string" calcext:value-type="string">
            <text:p>SOLTEIRA</text:p>
          </table:table-cell>
          <table:table-cell table:style-name="ce3" office:value-type="float" office:value="21046796919" calcext:value-type="float">
            <text:p>21046796919</text:p>
          </table:table-cell>
          <table:table-cell table:style-name="ce3" office:value-type="string" calcext:value-type="string">
            <text:p>CLT</text:p>
          </table:table-cell>
          <table:table-cell table:style-name="ce3" office:value-type="float" office:value="6433400" calcext:value-type="float">
            <text:p>6433400</text:p>
          </table:table-cell>
          <table:table-cell table:style-name="ce3" office:value-type="string" calcext:value-type="string">
            <text:p>GO</text:p>
          </table:table-cell>
          <table:table-cell table:style-name="ce36" office:value-type="float" office:value="70494700157" calcext:value-type="float">
            <text:p>70.494.700.157</text:p>
          </table:table-cell>
          <table:table-cell table:style-name="ce3" office:value-type="float" office:value="6758218" calcext:value-type="float">
            <text:p>6758218</text:p>
          </table:table-cell>
          <table:table-cell table:style-name="ce16" office:value-type="string" calcext:value-type="string">
            <text:p>RUA GENERAL ROSA, SN QD 05 LT 08 </text:p>
          </table:table-cell>
          <table:table-cell table:style-name="ce16" office:value-type="string" calcext:value-type="string">
            <text:p>BAIRRO DAS BENDEIRAS </text:p>
          </table:table-cell>
          <table:table-cell table:style-name="ce3" office:value-type="string" calcext:value-type="string">
            <text:p>ANÁPOLIS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75065-280</text:p>
          </table:table-cell>
          <table:table-cell table:style-name="ce3" table:number-columns-repeated="5"/>
          <table:table-cell table:style-name="ce3" office:value-type="float" office:value="411010" calcext:value-type="float">
            <text:p>411010</text:p>
          </table:table-cell>
          <table:table-cell table:style-name="ce3"/>
          <table:table-cell table:style-name="ce16" office:value-type="string" calcext:value-type="string">
            <text:p>AV. BRASIL SUL Nº 6315</text:p>
          </table:table-cell>
          <table:table-cell table:style-name="ce16" office:value-type="string" calcext:value-type="string">
            <text:p>SÃO JOÃO</text:p>
          </table:table-cell>
          <table:table-cell table:style-name="ce16" office:value-type="string" calcext:value-type="string">
            <text:p>ANÁPOLIS</text:p>
          </table:table-cell>
          <table:table-cell table:style-name="ce16" office:value-type="string" calcext:value-type="string">
            <text:p>GOIÁS</text:p>
          </table:table-cell>
          <table:table-cell table:style-name="ce3"/>
          <table:table-cell table:style-name="ce3" office:value-type="string" calcext:value-type="string">
            <text:p>37.076.902/0001-11</text:p>
          </table:table-cell>
          <table:table-cell table:style-name="ce3" office:value-type="string" calcext:value-type="string">
            <text:p>10.801.903-9</text:p>
          </table:table-cell>
          <table:table-cell table:style-name="ce3" table:number-columns-repeated="8"/>
          <table:table-cell table:style-name="ce3" office:value-type="string" calcext:value-type="string">
            <text:p>KPA LOGÍSTICA LTDA</text:p>
          </table:table-cell>
          <table:table-cell table:style-name="ce16" office:value-type="string" calcext:value-type="string">
            <text:p>MISLENE MENDES DE OLVEIRA BORGES</text:p>
          </table:table-cell>
          <table:table-cell table:style-name="ce3" table:number-columns-repeated="15"/>
          <table:table-cell table:style-name="ce16" office:value-type="string" calcext:value-type="string">
            <text:p>Atua na orientação e auxílio do atendimento ao cliente via telefone, e-mail e chat.</text:p>
          </table:table-cell>
          <table:table-cell table:style-name="ce45" table:number-columns-repeated="44"/>
          <table:table-cell table:number-columns-repeated="914"/>
        </table:table-row>
        <table:table-row table:style-name="ro7">
          <table:table-cell table:style-name="ce3"/>
          <table:table-cell table:style-name="ce16" office:value-type="string" calcext:value-type="string">
            <text:p>KPA LOGISTICA LTDA</text:p>
          </table:table-cell>
          <table:table-cell table:style-name="ce3"/>
          <table:table-cell table:style-name="ce16" office:value-type="string" calcext:value-type="string">
            <text:p>OPERACIONAL</text:p>
          </table:table-cell>
          <table:table-cell table:style-name="ce3"/>
          <table:table-cell table:style-name="ce16" office:value-type="string" calcext:value-type="string">
            <text:p>AUXILIAR DE LOGITICA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16" office:value-type="string" calcext:value-type="string">
            <text:p>CRISTIANO ROBERTO ALVES DA SILVEIRA </text:p>
          </table:table-cell>
          <table:table-cell table:style-name="ce30" office:value-type="date" office:date-value="1986-06-03" calcext:value-type="date">
            <text:p>03/06/198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TIVO</text:p>
          </table:table-cell>
          <table:table-cell table:style-name="ce30" office:value-type="date" office:date-value="2021-01-18" calcext:value-type="date">
            <text:p>18/01/2021</text:p>
          </table:table-cell>
          <table:table-cell table:style-name="ce3"/>
          <table:table-cell table:style-name="ce3" office:value-type="string" calcext:value-type="string">
            <text:p>SOLTEIRO</text:p>
          </table:table-cell>
          <table:table-cell table:style-name="ce3" office:value-type="string" calcext:value-type="string">
            <text:p>128.20051.23.7</text:p>
          </table:table-cell>
          <table:table-cell table:style-name="ce3" office:value-type="string" calcext:value-type="string">
            <text:p>CLT</text:p>
          </table:table-cell>
          <table:table-cell table:style-name="ce3" office:value-type="float" office:value="4864156" calcext:value-type="float">
            <text:p>4864156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010.784.481-83</text:p>
          </table:table-cell>
          <table:table-cell table:style-name="ce3" office:value-type="float" office:value="107844" calcext:value-type="float">
            <text:p>107844</text:p>
          </table:table-cell>
          <table:table-cell table:style-name="ce16" office:value-type="string" calcext:value-type="string">
            <text:p>RUA 43,QD 95 LT 17 CASA 01</text:p>
          </table:table-cell>
          <table:table-cell table:style-name="ce3" office:value-type="string" calcext:value-type="string">
            <text:p>JK NOVA CAPITAL</text:p>
          </table:table-cell>
          <table:table-cell table:style-name="ce3" office:value-type="string" calcext:value-type="string">
            <text:p>ANÁPOLIS 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75114610" calcext:value-type="float">
            <text:p>75114610</text:p>
          </table:table-cell>
          <table:table-cell table:style-name="ce3"/>
          <table:table-cell table:style-name="ce3" office:value-type="string" calcext:value-type="string">
            <text:p>ANAPOLIS GO</text:p>
          </table:table-cell>
          <table:table-cell table:style-name="ce3" table:number-columns-repeated="3"/>
          <table:table-cell table:style-name="ce3" office:value-type="float" office:value="414140" calcext:value-type="float">
            <text:p>414140</text:p>
          </table:table-cell>
          <table:table-cell table:style-name="ce3"/>
          <table:table-cell table:style-name="ce16" office:value-type="string" calcext:value-type="string">
            <text:p>AV. BRASIL SUL Nº 6315</text:p>
          </table:table-cell>
          <table:table-cell table:style-name="ce3" office:value-type="string" calcext:value-type="string">
            <text:p>SÃO JOÃO</text:p>
          </table:table-cell>
          <table:table-cell table:style-name="ce3" office:value-type="string" calcext:value-type="string">
            <text:p>ANÁPOLIS</text:p>
          </table:table-cell>
          <table:table-cell table:style-name="ce3" office:value-type="string" calcext:value-type="string">
            <text:p>GOIÁS</text:p>
          </table:table-cell>
          <table:table-cell table:style-name="ce3"/>
          <table:table-cell table:style-name="ce3" office:value-type="string" calcext:value-type="string">
            <text:p>37.076.902/0001-11</text:p>
          </table:table-cell>
          <table:table-cell table:style-name="ce3" office:value-type="string" calcext:value-type="string">
            <text:p>10.801.903-11</text:p>
          </table:table-cell>
          <table:table-cell table:style-name="ce3" table:number-columns-repeated="8"/>
          <table:table-cell table:style-name="ce3" office:value-type="string" calcext:value-type="string">
            <text:p>KPA LOGISTICA LTDA</text:p>
          </table:table-cell>
          <table:table-cell table:style-name="ce16" office:value-type="string" calcext:value-type="string">
            <text:p>MARIA HELENA ALVES DA SILVEIRA </text:p>
          </table:table-cell>
          <table:table-cell table:style-name="ce3" table:number-columns-repeated="12"/>
          <table:table-cell table:style-name="ce16"/>
          <table:table-cell table:style-name="ce3" table:number-columns-repeated="2"/>
          <table:table-cell table:style-name="ce16" office:value-type="string" calcext:value-type="string">
            <text:p>Realiza lançamento de notas fiscais no sistema e entrada e saída de materiais, monitora entregas aos clientes e controla abastecimento do estoque</text:p>
          </table:table-cell>
          <table:table-cell table:style-name="ce19"/>
          <table:table-cell table:style-name="ce44" table:number-columns-repeated="43"/>
          <table:table-cell table:number-columns-repeated="914"/>
        </table:table-row>
        <table:table-row table:style-name="ro8">
          <table:table-cell table:style-name="ce6"/>
          <table:table-cell table:style-name="ce17" office:value-type="string" calcext:value-type="string">
            <text:p>KPA LOGÍSTICA LTDA</text:p>
          </table:table-cell>
          <table:table-cell table:style-name="ce22"/>
          <table:table-cell table:style-name="ce17" office:value-type="string" calcext:value-type="string">
            <text:p>SERVIÇOS GERIAS </text:p>
          </table:table-cell>
          <table:table-cell table:style-name="ce22"/>
          <table:table-cell table:style-name="ce17" office:value-type="string" calcext:value-type="string">
            <text:p>SERVIÇOS GERAIS</text:p>
          </table:table-cell>
          <table:table-cell table:style-name="ce22" office:value-type="float" office:value="28" calcext:value-type="float">
            <text:p>28</text:p>
          </table:table-cell>
          <table:table-cell table:style-name="ce22"/>
          <table:table-cell table:style-name="ce27" office:value-type="string" calcext:value-type="string">
            <text:p>VERA LUCIA RODA DE JESUS SILVA</text:p>
          </table:table-cell>
          <table:table-cell table:style-name="ce31" office:value-type="date" office:date-value="1964-10-16" calcext:value-type="date">
            <text:p>16/10/1964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ATIVO</text:p>
          </table:table-cell>
          <table:table-cell table:style-name="ce31" office:value-type="date" office:date-value="2018-12-01" calcext:value-type="date">
            <text:p>01/12/2018</text:p>
          </table:table-cell>
          <table:table-cell table:style-name="ce22"/>
          <table:table-cell table:style-name="ce22" office:value-type="string" calcext:value-type="string">
            <text:p>CASADA</text:p>
          </table:table-cell>
          <table:table-cell table:style-name="ce35" office:value-type="string" calcext:value-type="string">
            <text:p>134.86288.31-7 </text:p>
          </table:table-cell>
          <table:table-cell table:style-name="ce22" office:value-type="string" calcext:value-type="string">
            <text:p>CLT</text:p>
          </table:table-cell>
          <table:table-cell table:style-name="ce22" office:value-type="float" office:value="1914907" calcext:value-type="float">
            <text:p>1914907</text:p>
          </table:table-cell>
          <table:table-cell table:style-name="ce22" office:value-type="string" calcext:value-type="string">
            <text:p>GO</text:p>
          </table:table-cell>
          <table:table-cell table:style-name="ce37" office:value-type="string" calcext:value-type="string">
            <text:p>984.917.251-72</text:p>
          </table:table-cell>
          <table:table-cell table:style-name="ce22" office:value-type="float" office:value="8026" calcext:value-type="float">
            <text:p>8026</text:p>
          </table:table-cell>
          <table:table-cell table:style-name="ce17" office:value-type="string" calcext:value-type="string">
            <text:p>RUA 09, QD 05, LT 05 </text:p>
          </table:table-cell>
          <table:table-cell table:style-name="ce17" office:value-type="string" calcext:value-type="string">
            <text:p>VILA SÃO JOAQUIM</text:p>
          </table:table-cell>
          <table:table-cell table:style-name="ce22" office:value-type="string" calcext:value-type="string">
            <text:p>ANÁPOLIS</text:p>
          </table:table-cell>
          <table:table-cell table:style-name="ce22" office:value-type="string" calcext:value-type="string">
            <text:p>GO</text:p>
          </table:table-cell>
          <table:table-cell table:style-name="ce22" office:value-type="string" calcext:value-type="string">
            <text:p>75145-340</text:p>
          </table:table-cell>
          <table:table-cell table:style-name="ce22" table:number-columns-repeated="5"/>
          <table:table-cell table:style-name="ce22" office:value-type="float" office:value="514225" calcext:value-type="float">
            <text:p>514225</text:p>
          </table:table-cell>
          <table:table-cell table:style-name="ce22"/>
          <table:table-cell table:style-name="ce17" office:value-type="string" calcext:value-type="string">
            <text:p>AV. BRASIL SUL Nº 6318</text:p>
          </table:table-cell>
          <table:table-cell table:style-name="ce17" office:value-type="string" calcext:value-type="string">
            <text:p>SÃO JOÃO</text:p>
          </table:table-cell>
          <table:table-cell table:style-name="ce17" office:value-type="string" calcext:value-type="string">
            <text:p>ANÁPOLIS</text:p>
          </table:table-cell>
          <table:table-cell table:style-name="ce17" office:value-type="string" calcext:value-type="string">
            <text:p>GOIÁS</text:p>
          </table:table-cell>
          <table:table-cell table:style-name="ce22"/>
          <table:table-cell table:style-name="ce22" office:value-type="string" calcext:value-type="string">
            <text:p>37.076.902/0001-11</text:p>
          </table:table-cell>
          <table:table-cell table:style-name="ce22" office:value-type="string" calcext:value-type="string">
            <text:p>10.801.903-9</text:p>
          </table:table-cell>
          <table:table-cell table:style-name="ce22" table:number-columns-repeated="8"/>
          <table:table-cell table:style-name="ce22" office:value-type="string" calcext:value-type="string">
            <text:p>KPA LOGÍSTICA LTDA</text:p>
          </table:table-cell>
          <table:table-cell table:style-name="ce17"/>
          <table:table-cell table:style-name="ce22" table:number-columns-repeated="15"/>
          <table:table-cell table:style-name="ce17" office:value-type="string" calcext:value-type="string">
            <text:p>Responsável, principalmente, pela limpeza, organização e manutenção de ambientes diversos. Pode executar outras tarefas de apoio que lhe forem solicitadas.</text:p>
          </table:table-cell>
          <table:table-cell table:style-name="ce46" table:number-columns-repeated="44"/>
          <table:table-cell table:number-columns-repeated="914"/>
        </table:table-row>
        <table:table-row table:style-name="ro9" table:number-rows-repeated="12">
          <table:table-cell table:number-columns-repeated="1024"/>
        </table:table-row>
        <table:table-row table:style-name="ro10">
          <table:table-cell table:style-name="ce8" office:value-type="string" calcext:value-type="string">
            <text:p>LEGENDA</text:p>
          </table:table-cell>
          <table:table-cell table:style-name="ce8" table:number-columns-repeated="3"/>
          <table:table-cell table:number-columns-repeated="1020"/>
        </table:table-row>
        <table:table-row table:style-name="ro9">
          <table:table-cell table:style-name="ce9"/>
          <table:table-cell table:style-name="ce18" office:value-type="string" calcext:value-type="string">
            <text:p>Campos obrigatórios</text:p>
          </table:table-cell>
          <table:table-cell table:style-name="ce18" table:number-columns-repeated="2"/>
          <table:table-cell table:number-columns-repeated="1020"/>
        </table:table-row>
        <table:table-row table:style-name="ro9">
          <table:table-cell table:style-name="ce10"/>
          <table:table-cell table:style-name="ce18" office:value-type="string" calcext:value-type="string">
            <text:p>Campo opcionais</text:p>
          </table:table-cell>
          <table:table-cell table:style-name="ce18" table:number-columns-repeated="2"/>
          <table:table-cell table:number-columns-repeated="1020"/>
        </table:table-row>
        <table:table-row table:style-name="ro9">
          <table:table-cell table:style-name="ce11"/>
          <table:table-cell table:style-name="ce18" office:value-type="string" calcext:value-type="string">
            <text:p>Campos obrigatórios ou opcionais dependendo da parametrização utilizada</text:p>
          </table:table-cell>
          <table:table-cell table:style-name="ce18" table:number-columns-repeated="2"/>
          <table:table-cell table:number-columns-repeated="1020"/>
        </table:table-row>
        <table:table-row table:style-name="ro7">
          <table:table-cell table:style-name="ce12"/>
          <table:table-cell table:style-name="ce19"/>
          <table:table-cell table:style-name="ce12"/>
          <table:table-cell table:style-name="ce19"/>
          <table:table-cell table:number-columns-repeated="1020"/>
        </table:table-row>
        <table:table-row table:style-name="ro11">
          <table:table-cell table:style-name="ce13" office:value-type="string" calcext:value-type="string">
            <text:p>                                                 <text:span text:style-name="T10">OBSERVAÇÕES IMPORTANTES</text:span></text:p>
            <text:p><text:span text:style-name="T11"/></text:p>
            <text:p><text:span text:style-name="T11">1. NÃO </text:span><text:span text:style-name="T12">delete as duas primeiras linhas e </text:span><text:span text:style-name="T13">NÃO</text:span><text:span text:style-name="T12"> apague nenhuma coluna!</text:span></text:p>
            <text:p><text:span text:style-name="T11"/></text:p>
            <text:p><text:span text:style-name="T11">2. </text:span><text:span text:style-name="T12">Se a empresa possuir as opções de obrigatoriedade dos campos habilitadas nos Parâmetros eSocial, alguns campos poderão se tornar </text:span><text:span text:style-name="T13">obrigatórios</text:span><text:span text:style-name="T12">, mesmo não estando destacados em vermelho ou azul nessa planilha.</text:span></text:p>
            <text:p><text:span text:style-name="T14"/></text:p>
            <text:p><text:span text:style-name="T14">3</text:span><text:span text:style-name="T13">. </text:span><text:span text:style-name="T12">A maioria dos campos possui comentários. </text:span><text:span text:style-name="T13">Leia-os</text:span><text:span text:style-name="T12">!</text:span></text:p>
          </table:table-cell>
          <table:table-cell table:style-name="ce20" table:number-columns-repeated="3"/>
          <table:table-cell table:number-columns-repeated="1020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</number:text>
      <number:number number:decimal-places="0" number:min-decimal-places="0" number:min-integer-digits="1" number:grouping="true"/>
    </number:number-style>
    <number:number-style style:name="N123">
      <number:text>-R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R$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R$</number:text>
      <number:number number:decimal-places="2" number:min-decimal-places="2" number:min-integer-digits="1" number:grouping="true"/>
    </number:number-style>
    <number:number-style style:name="N125">
      <number:text>-R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R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R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Sim</number:text>
    </number:number-style>
    <number:number-style style:name="N129P1" style:volatile="true">
      <number:text>Sim</number:text>
    </number:number-style>
    <number:number-style style:name="N129">
      <number:text>Nã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Verdadeiro</number:text>
    </number:number-style>
    <number:number-style style:name="N130P1" style:volatile="true">
      <number:text>Verdadei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Ativado</number:text>
    </number:number-style>
    <number:number-style style:name="N131P1" style:volatile="true">
      <number:text>Ativado</number:text>
    </number:number-style>
    <number:number-style style:name="N131">
      <number:text>Desativado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16:05:58.332000000</meta:creation-date>
    <dc:date>2022-11-04T16:28:48.575000000</dc:date>
    <meta:editing-duration>PT2M17S</meta:editing-duration>
    <meta:editing-cycles>1</meta:editing-cycles>
    <meta:document-statistic meta:table-count="1" meta:cell-count="327" meta:object-count="0"/>
    <meta:generator>LibreOffice/7.3.7.2$Windows_X86_64 LibreOffice_project/e114eadc50a9ff8d8c8a0567d6da8f454beeb84f</meta:generator>
  </office:meta>
</office:document-meta>
</file>